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Courier New" svg:font-family="'Courier New'"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fo:min-height="0.955cm"/>
    </style:style>
    <style:style style:name="gr2"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3"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5" style:family="graphic" style:parent-style-name="standard">
      <style:graphic-properties draw:stroke="solid" svg:stroke-width="0.026cm" svg:stroke-color="#000000" draw:stroke-linejoin="miter" draw:fill="solid" draw:fill-color="#bbe0e3" draw:textarea-horizontal-align="justify" draw:textarea-vertical-align="top" draw:auto-grow-height="false" fo:padding-top="0.13cm" fo:padding-bottom="0.13cm" fo:padding-left="0.25cm" fo:padding-right="0.25cm" fo:wrap-option="wrap" draw:shadow="hidden"/>
    </style:style>
    <style:style style:name="gr6" style:family="graphic" style:parent-style-name="standard">
      <style:graphic-properties draw:textarea-horizontal-align="justify" draw:textarea-vertical-align="middle" draw:auto-grow-height="false" fo:min-height="0cm" fo:min-width="0cm" fo:wrap-option="wrap"/>
    </style:style>
    <style:style style:name="gr7" style:family="graphic" style:parent-style-name="standard">
      <style:graphic-properties draw:stroke="none" draw:fill="solid" draw:fill-color="#dfedb1" draw:textarea-horizontal-align="justify" draw:textarea-vertical-align="top" draw:auto-grow-height="true" fo:min-height="0cm" fo:min-width="0cm" fo:padding-top="0.13cm" fo:padding-bottom="0.13cm" fo:padding-left="0.25cm" fo:padding-right="0.25cm" fo:wrap-option="wrap" draw:shadow="hidden"/>
    </style:style>
    <style:style style:name="gr8" style:family="graphic" style:parent-style-name="standard">
      <style:graphic-properties draw:stroke="solid" svg:stroke-width="0.026cm" svg:stroke-color="#000000" draw:stroke-linejoin="round" draw:fill="solid" draw:fill-color="#bbe0e3" draw:textarea-horizontal-align="justify" draw:textarea-vertical-align="middle" draw:auto-grow-height="false" fo:padding-top="0.13cm" fo:padding-bottom="0.13cm" fo:padding-left="0.25cm" fo:padding-right="0.25cm" fo:wrap-option="wrap" draw:shadow="hidden"/>
    </style:style>
    <style:style style:name="gr9" style:family="graphic" style:parent-style-name="standard">
      <style:graphic-properties draw:stroke="solid" svg:stroke-width="0.026cm" svg:stroke-color="#000000" draw:stroke-linejoin="miter" draw:fill="solid" draw:fill-color="#bbe0e3" draw:textarea-horizontal-align="justify"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7.155cm" fo:min-width="0cm" fo:padding-top="0.127cm" fo:padding-bottom="0.127cm" fo:padding-left="0.254cm" fo:padding-right="0.254cm" fo:wrap-option="wrap" draw:shadow="hidden"/>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2.887cm" fo:min-width="0cm" fo:padding-top="0.127cm" fo:padding-bottom="0.127cm" fo:padding-left="0.254cm" fo:padding-right="0.254cm" fo:wrap-option="wrap" draw:shadow="hidden"/>
    </style:style>
    <style:style style:name="pr3" style:family="presentation" style:parent-style-name="Default-notes">
      <style:graphic-properties draw:stroke="none" draw:fill="none" draw:fill-color="#ffffff" draw:auto-grow-height="true" fo:min-height="11.432cm" draw:shadow="hidden"/>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draw:shadow="hidden"/>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3.932cm" fo:min-width="0cm" fo:padding-top="0.127cm" fo:padding-bottom="0.127cm" fo:padding-left="0.254cm" fo:padding-right="0.254cm" fo:wrap-option="wrap" draw:shadow="hidden"/>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3.06cm" fo:min-width="0cm" fo:padding-top="0.127cm" fo:padding-bottom="0.127cm" fo:padding-left="0.254cm" fo:padding-right="0.254cm" fo:wrap-option="wrap" draw:shadow="hidden"/>
    </style:style>
    <style:style style:name="pr7" style:family="presentation" style:parent-style-name="Default-outline1">
      <style:graphic-properties draw:stroke="none" draw:fill="none" draw:fill-color="#ffffff" draw:textarea-horizontal-align="justify" draw:textarea-vertical-align="top" draw:auto-grow-height="true" draw:auto-grow-width="false" fo:min-height="12.826cm" fo:min-width="0cm" fo:padding-top="0.127cm" fo:padding-bottom="0.127cm" fo:padding-left="0.254cm" fo:padding-right="0.254cm" fo:wrap-option="wrap" draw:shadow="hidden"/>
    </style:style>
    <style:style style:name="pr8" style:family="presentation" style:parent-style-name="Default-outline1">
      <style:graphic-properties draw:stroke="none" draw:fill="none" draw:fill-color="#ffffff" draw:textarea-horizontal-align="justify" draw:textarea-vertical-align="top" draw:auto-grow-height="true" draw:auto-grow-width="false" fo:min-height="13.081cm" fo:min-width="0cm" fo:padding-top="0.127cm" fo:padding-bottom="0.127cm" fo:padding-left="0.254cm" fo:padding-right="0.254cm" fo:wrap-option="wrap" draw:shadow="hidden"/>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12.319cm" fo:min-width="0cm" fo:padding-top="0.127cm" fo:padding-bottom="0.127cm" fo:padding-left="0.254cm" fo:padding-right="0.254cm" fo:wrap-option="wrap" draw:shadow="hidden"/>
    </style:style>
    <style:style style:name="P1" style:family="paragraph">
      <style:paragraph-properties fo:margin-left="0cm" fo:margin-right="0cm" fo:text-indent="0cm" style:punctuation-wrap="hanging" style:line-break="strict"/>
    </style:style>
    <style:style style:name="P2" style:family="paragraph">
      <style:paragraph-properties fo:margin-left="0cm" fo:margin-right="0cm" fo:text-indent="0cm" style:writing-mode="lr-tb"/>
    </style:style>
    <style:style style:name="P3" style:family="paragraph">
      <style:paragraph-properties fo:margin-left="0cm" fo:margin-right="0cm" fo:margin-top="0.282cm" fo:margin-bottom="0cm" fo:text-indent="0cm" style:punctuation-wrap="hanging" style:line-break="strict"/>
    </style:style>
    <style:style style:name="P4" style:family="paragraph">
      <style:paragraph-properties style:writing-mode="lr-tb"/>
    </style:style>
    <style:style style:name="P5" style:family="paragraph">
      <style:paragraph-properties fo:margin-left="0cm" fo:margin-right="0cm" fo:text-indent="0cm"/>
    </style:style>
    <style:style style:name="P6" style:family="paragraph">
      <style:paragraph-properties fo:margin-left="0cm" fo:margin-right="0cm" fo:margin-top="0.246cm" fo:margin-bottom="0cm" fo:text-indent="0cm" style:punctuation-wrap="hanging" style:line-break="strict"/>
    </style:style>
    <style:style style:name="P7" style:family="paragraph">
      <style:paragraph-properties fo:margin-left="0.952cm" fo:margin-right="0cm" fo:margin-top="0.282cm" fo:margin-bottom="0cm" fo:text-indent="-0.952cm" style:punctuation-wrap="hanging" style:line-break="strict"/>
    </style:style>
    <style:style style:name="P8" style:family="paragraph">
      <style:paragraph-properties fo:margin-left="0.952cm" fo:margin-right="0cm" fo:text-indent="0cm" style:writing-mode="lr-tb"/>
    </style:style>
    <style:style style:name="P9" style:family="paragraph">
      <style:paragraph-properties fo:margin-left="0cm" fo:margin-right="0cm" fo:margin-top="0.211cm" fo:margin-bottom="0cm" fo:text-indent="0cm" style:punctuation-wrap="hanging" style:line-break="strict"/>
    </style:style>
    <style:style style:name="P10" style:family="paragraph">
      <style:paragraph-properties fo:margin-left="0.952cm" fo:margin-right="0cm" fo:margin-top="0.246cm" fo:margin-bottom="0cm" fo:text-indent="-0.952cm" style:punctuation-wrap="hanging" style:line-break="strict"/>
    </style:style>
    <style:style style:name="P11" style:family="paragraph">
      <style:paragraph-properties fo:margin-left="0cm" fo:margin-right="0cm" fo:margin-top="0.246cm" fo:margin-bottom="0cm" fo:line-height="90%" fo:text-indent="0cm" style:punctuation-wrap="hanging" style:line-break="strict"/>
    </style:style>
    <style:style style:name="P12" style:family="paragraph">
      <style:paragraph-properties fo:margin-left="0cm" fo:margin-right="0cm" fo:margin-top="0.211cm" fo:margin-bottom="0cm" fo:line-height="90%" fo:text-indent="0cm" style:punctuation-wrap="hanging" style:line-break="strict"/>
    </style:style>
    <style:style style:name="P13" style:family="paragraph">
      <style:paragraph-properties fo:margin-left="0cm" fo:margin-right="0cm" fo:margin-top="0.246cm" fo:margin-bottom="0cm" fo:line-height="90%" fo:text-indent="0cm" style:punctuation-wrap="hanging" style:line-break="strict" style:writing-mode="lr-tb"/>
    </style:style>
    <style:style style:name="P14" style:family="paragraph">
      <style:paragraph-properties fo:margin-left="0cm" fo:margin-right="0cm" fo:margin-top="0.617cm" fo:margin-bottom="0cm" fo:text-align="start" fo:text-indent="0cm" style:punctuation-wrap="hanging" style:line-break="strict"/>
    </style:style>
    <style:style style:name="P15" style:family="paragraph">
      <style:paragraph-properties fo:margin-left="0cm" fo:margin-right="0cm" fo:margin-top="0.44cm" fo:margin-bottom="0cm" fo:text-align="start" fo:text-indent="0cm" style:punctuation-wrap="hanging" style:line-break="strict"/>
    </style:style>
    <style:style style:name="P16" style:family="paragraph">
      <style:paragraph-properties fo:margin-left="0cm" fo:margin-right="0cm" fo:margin-top="0.617cm" fo:margin-bottom="0cm" fo:text-align="start" fo:text-indent="0cm" style:punctuation-wrap="hanging" style:line-break="strict" style:writing-mode="lr-tb"/>
    </style:style>
    <style:style style:name="P17" style:family="paragraph">
      <style:paragraph-properties fo:margin-left="0cm" fo:margin-right="0cm" fo:margin-top="0.44cm" fo:margin-bottom="0cm" fo:text-align="start" fo:text-indent="0cm" style:punctuation-wrap="hanging" style:line-break="strict" style:writing-mode="lr-tb"/>
    </style:style>
    <style:style style:name="P18" style:family="paragraph">
      <style:paragraph-properties fo:margin-left="0cm" fo:margin-right="0cm" fo:text-indent="0cm" style:punctuation-wrap="hanging" style:line-break="strict" style:writing-mode="lr-tb"/>
    </style:style>
    <style:style style:name="P19" style:family="paragraph">
      <style:paragraph-properties fo:margin-left="0cm" fo:margin-right="0cm" fo:text-align="center" fo:text-indent="0cm"/>
    </style:style>
    <style:style style:name="P20" style:family="paragraph">
      <style:paragraph-properties fo:margin-left="0cm" fo:margin-right="0cm" fo:line-height="100%" fo:text-align="start" fo:text-indent="0cm" style:punctuation-wrap="hanging" style:line-break="strict"/>
    </style:style>
    <style:style style:name="P21" style:family="paragraph">
      <style:paragraph-properties fo:margin-left="2.063cm" fo:margin-right="0cm" fo:margin-top="0.246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2" style:family="paragraph">
      <style:paragraph-properties fo:margin-left="0cm" fo:margin-right="0cm" fo:line-height="100%" fo:text-align="start" fo:text-indent="0cm" style:punctuation-wrap="hanging" style:line-break="strict" style:writing-mode="lr-tb"/>
    </style:style>
    <style:style style:name="T1" style:family="text">
      <style:text-properties fo:color="#000000" fo:font-size="40pt" fo:language="en" fo:country="GB" style:font-size-asian="40pt" style:font-size-complex="40pt"/>
    </style:style>
    <style:style style:name="T2" style:family="text">
      <style:text-properties fo:color="#000000" fo:font-size="40pt" fo:language="sv" fo:country="SE" style:font-size-asian="40pt" style:font-size-complex="40pt"/>
    </style:style>
    <style:style style:name="T3" style:family="text">
      <style:text-properties fo:color="#000000" fo:font-size="24pt" fo:language="en" fo:country="GB" style:font-size-asian="24pt" style:font-size-complex="24pt"/>
    </style:style>
    <style:style style:name="T4" style:family="text">
      <style:text-properties fo:color="#000000" fo:font-size="36pt" fo:language="en" fo:country="GB" style:font-size-asian="36pt" style:font-size-complex="36pt"/>
    </style:style>
    <style:style style:name="T5" style:family="text">
      <style:text-properties fo:language="sv" fo:country="SE"/>
    </style:style>
    <style:style style:name="T6" style:family="text">
      <style:text-properties fo:font-size="24pt" fo:language="sv" fo:country="SE" style:font-size-asian="24pt" style:font-size-complex="24pt"/>
    </style:style>
    <style:style style:name="T7" style:family="text">
      <style:text-properties fo:font-size="28pt" fo:language="sv" fo:country="SE" style:font-size-asian="28pt" style:font-size-complex="28pt"/>
    </style:style>
    <style:style style:name="T8" style:family="text">
      <style:text-properties fo:font-size="36pt" fo:language="sv" fo:country="SE" style:font-size-asian="36pt" style:font-size-complex="36pt"/>
    </style:style>
    <style:style style:name="T9" style:family="text">
      <style:text-properties fo:language="en" fo:country="GB"/>
    </style:style>
    <style:style style:name="T10" style:family="text">
      <style:text-properties fo:font-size="20pt" fo:language="sv" fo:country="SE" style:font-size-asian="20pt" style:font-size-complex="20pt"/>
    </style:style>
    <style:style style:name="T11" style:family="text">
      <style:text-properties fo:font-size="18pt" fo:language="sv" fo:country="SE" style:font-size-asian="18pt" style:font-size-complex="18pt"/>
    </style:style>
    <style:style style:name="T12" style:family="text">
      <style:text-properties fo:font-size="18pt" fo:language="sv" fo:country="SE" fo:font-style="italic" style:font-size-asian="18pt" style:font-style-asian="italic" style:font-size-complex="18pt" style:font-style-complex="italic"/>
    </style:style>
    <style:style style:name="T13" style:family="text">
      <style:text-properties fo:color="#333399" style:font-name="Courier New" fo:font-size="18pt" fo:language="sv" fo:country="SE" fo:font-weight="bold" style:font-size-asian="18pt" style:font-weight-asian="bold" style:font-size-complex="18pt" style:font-weight-complex="bold"/>
    </style:style>
    <style:style style:name="T14" style:family="text">
      <style:text-properties fo:color="#ff0000" style:font-name="Courier New" fo:font-size="18pt" fo:language="sv" fo:country="SE" fo:font-weight="bold" style:font-size-asian="18pt" style:font-weight-asian="bold" style:font-size-complex="18pt" style:font-weight-complex="bold"/>
    </style:style>
    <style:style style:name="T15" style:family="text">
      <style:text-properties fo:color="#333399" style:font-name="Courier New" fo:font-size="18pt" fo:language="sv" fo:country="SE" style:font-size-asian="18pt" style:font-size-complex="18pt"/>
    </style:style>
    <style:style style:name="T16" style:family="text">
      <style:text-properties fo:font-size="18pt" fo:language="en" fo:country="US" style:font-size-asian="18pt" style:font-size-complex="18pt"/>
    </style:style>
    <style:style style:name="T17" style:family="text">
      <style:text-properties fo:font-size="18pt" fo:language="en" fo:country="GB" style:font-size-asian="18pt" style:font-size-complex="18pt"/>
    </style:style>
    <style:style style:name="T18" style:family="text">
      <style:text-properties fo:font-size="18pt" fo:language="en" fo:country="GB" fo:font-style="italic" style:font-size-asian="18pt" style:font-style-asian="italic" style:font-size-complex="18pt" style:font-style-complex="italic"/>
    </style:style>
    <style:style style:name="T19" style:family="text">
      <style:text-properties fo:color="#333399" style:font-name="Courier New" fo:font-size="20pt" fo:language="sv" fo:country="SE" fo:font-weight="bold" style:font-size-asian="20pt" style:font-weight-asian="bold" style:font-size-complex="20pt" style:font-weight-complex="bold"/>
    </style:style>
    <style:style style:name="T20" style:family="text">
      <style:text-properties fo:color="#ff0000" style:font-name="Courier New" fo:font-size="20pt" fo:language="sv" fo:country="SE" fo:font-weight="bold" style:font-size-asian="20pt" style:font-weight-asian="bold" style:font-size-complex="20pt" style:font-weight-complex="bold"/>
    </style:style>
    <style:style style:name="T21" style:family="text">
      <style:text-properties fo:color="#333399" style:font-name="Courier New" fo:font-size="20pt" fo:language="sv" fo:country="SE" fo:font-style="italic" fo:font-weight="bold" style:font-size-asian="20pt" style:font-style-asian="italic" style:font-weight-asian="bold" style:font-size-complex="20pt" style:font-style-complex="italic" style:font-weight-complex="bold"/>
    </style:style>
    <style:style style:name="T22" style:family="text">
      <style:text-properties fo:language="sv" fo:country="SE" fo:font-style="italic" style:font-style-asian="italic" style:font-style-complex="italic"/>
    </style:style>
    <style:style style:name="T23" style:family="text">
      <style:text-properties fo:color="#000000" style:text-outline="false" style:text-line-through-style="none" style:text-line-through-type="none" style:text-position="0% 100%" style:font-name="Arial1" fo:font-size="28pt" fo:letter-spacing="normal" fo:language="sv" fo:country="SE" fo:font-style="normal" fo:text-shadow="none" style:text-underline-style="none" fo:font-weight="normal" style:text-underline-mode="continuous" style:text-overline-mode="continuous" style:text-line-through-mode="continuous" style:letter-kerning="false" style:font-name-asian="ＭＳ Ｐゴシック1" style:font-size-asian="28pt" style:language-asian="zxx" style:country-asian="none" style:font-style-asian="normal" style:font-weight-asian="normal" style:font-name-complex="ＭＳ Ｐゴシック1"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24" style:family="text">
      <style:text-properties fo:color="#000000" style:text-outline="false" style:text-line-through-style="none" style:text-line-through-type="none" style:text-position="0% 100%" style:font-name="Arial1" fo:font-size="24pt" fo:letter-spacing="normal" fo:language="sv" fo:country="SE" fo:font-style="normal" fo:text-shadow="none" style:text-underline-style="none" fo:font-weight="normal" style:text-underline-mode="continuous" style:text-overline-mode="continuous" style:text-line-through-mode="continuous" style:letter-kerning="false" style:font-name-asian="ＭＳ Ｐゴシック1" style:font-size-asian="24pt" style:language-asian="zxx" style:country-asian="none" style:font-style-asian="normal" style:font-weight-asian="normal" style:font-name-complex="ＭＳ Ｐゴシック1"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fo:color="#ff0000" fo:language="sv" fo:country="SE"/>
    </style:style>
    <style:style style:name="T26" style:family="text">
      <style:text-properties fo:font-size="36pt" fo:language="sv" fo:country="SE" fo:font-weight="normal" style:font-size-asian="36pt" style:font-weight-asian="normal" style:font-size-complex="36pt" style:font-weight-complex="normal"/>
    </style:style>
    <style:style style:name="T27" style:family="text">
      <style:text-properties fo:font-size="36pt" fo:language="sv" fo:country="SE" fo:font-weight="bold" style:font-size-asian="36pt" style:font-weight-asian="bold" style:font-size-complex="36pt" style:font-weight-complex="bold"/>
    </style:style>
    <style:style style:name="T28" style:family="text">
      <style:text-properties fo:font-style="italic" style:font-style-asian="italic" style:font-style-complex="italic"/>
    </style:style>
    <style:style style:name="T29" style:family="text">
      <style:text-properties fo:color="#333399" style:font-name="Courier New" fo:font-size="18pt" fo:language="sv" fo:country="SE" fo:font-style="italic" fo:font-weight="bold" style:font-size-asian="18pt" style:font-style-asian="italic" style:font-weight-asian="bold" style:font-size-complex="18pt" style:font-style-complex="italic" style:font-weight-complex="bold"/>
    </style:style>
    <style:style style:name="T30" style:family="text">
      <style:text-properties fo:font-size="40pt" fo:language="sv" fo:country="SE" style:font-size-asian="40pt" style:font-size-complex="40pt"/>
    </style:style>
    <style:style style:name="T31" style:family="text">
      <style:text-properties fo:font-size="18pt" fo:language="sv" fo:country="SE" fo:font-weight="bold" style:font-size-asian="18pt" style:font-weight-asian="bold" style:font-size-complex="18pt" style:font-weight-complex="bold"/>
    </style:style>
    <style:style style:name="T32" style:family="text">
      <style:text-properties style:text-position="30% 58%" fo:font-size="18pt" fo:language="sv" fo:country="SE" fo:font-style="italic" style:font-size-asian="18pt" style:font-style-asian="italic" style:font-size-complex="18pt" style:font-style-complex="italic"/>
    </style:style>
    <style:style style:name="T33" style:family="text">
      <style:text-properties style:text-position="30% 58%" fo:font-size="18pt" fo:language="en" fo:country="GB" style:font-size-asian="18pt" style:font-size-complex="18pt"/>
    </style:style>
    <style:style style:name="T34" style:family="text">
      <style:text-properties fo:color="#000000" style:text-outline="false" style:text-line-through-style="none" style:text-line-through-type="none" style:text-position="0% 100%" style:font-name="Arial1" fo:font-size="32pt" fo:letter-spacing="normal" fo:language="sv" fo:country="SE" fo:font-style="normal" fo:text-shadow="none" style:text-underline-style="none" fo:font-weight="normal" style:text-underline-mode="continuous" style:text-overline-mode="continuous" style:text-line-through-mode="continuous" style:letter-kerning="false" style:font-name-asian="ＭＳ Ｐゴシック1" style:font-size-asian="32pt" style:language-asian="zxx" style:country-asian="none" style:font-style-asian="normal" style:font-weight-asian="normal" style:font-name-complex="ＭＳ Ｐゴシック1" style:font-size-complex="32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Advanced Functional Programming  2009" draw:style-name="dp1" draw:master-page-name="Default" presentation:presentation-page-layout-name="AL1T0" presentation:use-date-time-name="dtd1">
        <office:forms form:automatic-focus="false" form:apply-design-mode="false"/>
        <draw:frame presentation:style-name="pr1" draw:text-style-name="P2" draw:layer="layout" svg:width="21.59cm" svg:height="7.409cm" svg:x="1.905cm" svg:y="2.752cm" presentation:class="title" presentation:user-transformed="true">
          <draw:text-box>
            <text:p text:style-name="P1"><text:span text:style-name="T1">Advanced Functional</text:span><text:span text:style-name="T2"> </text:span><text:span text:style-name="T1">Programming</text:span><text:span text:style-name="T1"><text:line-break/></text:span><text:span text:style-name="T3">Chalmers &amp; GU</text:span><text:span text:style-name="T1"><text:line-break/></text:span><text:span text:style-name="T4">2015</text:span></text:p>
          </draw:text-box>
        </draw:frame>
        <draw:frame presentation:style-name="pr2" draw:text-style-name="P4" draw:layer="layout" svg:width="19.05cm" svg:height="3.141cm" svg:x="3.175cm" svg:y="12.065cm">
          <draw:text-box>
            <text:p text:style-name="P3"><text:span text:style-name="T5">Patrik Jansson</text:span></text:p>
            <text:p text:style-name="P3"><text:span text:style-name="T6">(slides by Jansson, Norell &amp; Bernardy)</text:span></text:p>
          </draw:text-box>
        </draw:frame>
        <draw:frame draw:style-name="gr1" draw:layer="layout" svg:width="0.739cm" svg:height="1.205cm" svg:x="13.719cm" svg:y="7.979cm">
          <draw:text-box>
            <text:p><text:s/></text:p>
          </draw:text-box>
        </draw:frame>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1"/>
          <draw:frame presentation:style-name="pr3" draw:text-style-name="P5" draw:layer="layout" svg:width="15.24cm" svg:height="11.432cm" svg:x="1.905cm" svg:y="12.065cm" presentation:class="notes" presentation:placeholder="true">
            <draw:text-box/>
          </draw:frame>
        </presentation:notes>
      </draw:page>
      <draw:page draw:name="This Course"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5">This Course</text:span></text:p>
          </draw:text-box>
        </draw:frame>
        <draw:frame presentation:style-name="pr5" draw:text-style-name="P8" draw:layer="layout" svg:width="22.86cm" svg:height="14.186cm" svg:x="1.27cm" svg:y="4.445cm" presentation:class="outline" presentation:user-transformed="true">
          <draw:text-box>
            <text:list text:style-name="L4">
              <text:list-item>
                <text:p text:style-name="P3"><text:span text:style-name="T5">Advanced Programming Language Features</text:span></text:p>
                <text:list>
                  <text:list-item>
                    <text:p text:style-name="P6"><text:span text:style-name="T5">Type systems</text:span></text:p>
                  </text:list-item>
                  <text:list-item>
                    <text:p text:style-name="P6"><text:span text:style-name="T5">Programming techniques</text:span></text:p>
                  </text:list-item>
                </text:list>
              </text:list-item>
              <text:list-item>
                <text:p text:style-name="P3"><text:span text:style-name="T5">In the context of Functional Programming</text:span></text:p>
                <text:list>
                  <text:list-item>
                    <text:p text:style-name="P6"><text:span text:style-name="T5">Haskell (and a touch of Agda)</text:span></text:p>
                  </text:list-item>
                </text:list>
              </text:list-item>
              <text:list-item>
                <text:p text:style-name="P3"><text:span text:style-name="T5">Applications</text:span></text:p>
                <text:list>
                  <text:list-item>
                    <text:p><text:span text:style-name="T5">Signals, graphics, web programming</text:span></text:p>
                  </text:list-item>
                  <text:list-item>
                    <text:p><text:span text:style-name="T5">Domain Specific Languages</text:span></text:p>
                  </text:list-item>
                </text:list>
              </text:list-item>
            </text:list>
            <text:p text:style-name="P7"><text:span text:style-name="T5"/></text:p>
          </draw:text-box>
        </draw:frame>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2"/>
          <draw:frame presentation:style-name="pr3" draw:text-style-name="P5" draw:layer="layout" svg:width="15.24cm" svg:height="11.432cm" svg:x="1.905cm" svg:y="12.065cm" presentation:class="notes" presentation:placeholder="true">
            <draw:text-box/>
          </draw:frame>
        </presentation:notes>
      </draw:page>
      <draw:page draw:name="Self Study"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5">Self Study</text:span></text:p>
          </draw:text-box>
        </draw:frame>
        <draw:frame presentation:style-name="pr6" draw:text-style-name="P8" draw:layer="layout" svg:width="22.86cm" svg:height="14.419cm" svg:x="1.27cm" svg:y="4.445cm" presentation:class="outline" presentation:user-transformed="true">
          <draw:text-box>
            <text:list text:style-name="L4">
              <text:list-item>
                <text:p text:style-name="P3"><text:span text:style-name="T5">You need to read yourself</text:span></text:p>
              </text:list-item>
              <text:list-item>
                <text:p text:style-name="P3"><text:span text:style-name="T5">Find out information yourself</text:span></text:p>
              </text:list-item>
              <text:list-item>
                <text:p text:style-name="P3"><text:span text:style-name="T5">Solve problems yourself</text:span></text:p>
              </text:list-item>
            </text:list>
            <text:p text:style-name="P7"><text:span text:style-name="T5"/></text:p>
            <text:list text:continue-numbering="true" text:style-name="L4">
              <text:list-item>
                <text:p text:style-name="P3"><text:span text:style-name="T5">With a lot of help from us!</text:span></text:p>
                <text:list>
                  <text:list-item>
                    <text:p text:style-name="P6"><text:span text:style-name="T5">All information is on the web (soon;-)</text:span></text:p>
                  </text:list-item>
                  <text:list-item>
                    <text:p text:style-name="P6"><text:span text:style-name="T5">Discussion board (afp15 google group)</text:span></text:p>
                  </text:list-item>
                  <text:list-item>
                    <text:p text:style-name="P6"><text:span text:style-name="T5">Office hours: Mon. 15-16 (PJ), Wed. 10-12 (DR), ...</text:span></text:p>
                  </text:list-item>
                </text:list>
              </text:list-item>
            </text:list>
            <text:p text:style-name="P7"><text:span text:style-name="T5"/></text:p>
          </draw:text-box>
        </draw:frame>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3"/>
          <draw:frame presentation:style-name="pr3" draw:text-style-name="P5" draw:layer="layout" svg:width="15.24cm" svg:height="11.432cm" svg:x="1.905cm" svg:y="12.065cm" presentation:class="notes" presentation:placeholder="true">
            <draw:text-box/>
          </draw:frame>
        </presentation:notes>
      </draw:page>
      <draw:page draw:name="Organization"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5">Organization</text:span></text:p>
          </draw:text-box>
        </draw:frame>
        <draw:frame presentation:style-name="pr7" draw:text-style-name="P8" draw:layer="layout" svg:width="22.86cm" svg:height="13.405cm" svg:x="1.27cm" svg:y="4.445cm" presentation:class="outline" presentation:user-transformed="true">
          <draw:text-box>
            <text:list text:style-name="L4">
              <text:list-item>
                <text:p text:style-name="P6"><text:span text:style-name="T7">2 Lectures per week</text:span></text:p>
                <text:list>
                  <text:list-item>
                    <text:p text:style-name="P9"><text:span text:style-name="T6">Including a few guest lectures</text:span></text:p>
                  </text:list-item>
                  <text:list-item>
                    <text:p text:style-name="P9"><text:span text:style-name="T6">and two exercise sessions.</text:span></text:p>
                  </text:list-item>
                </text:list>
              </text:list-item>
              <text:list-item>
                <text:p text:style-name="P6"><text:span text:style-name="T7">3 Programming Assignments (labs)</text:span></text:p>
                <text:list>
                  <text:list-item>
                    <text:p text:style-name="P9"><text:span text:style-name="T6">Done in pairs (can use disc. group to pair up)</text:span></text:p>
                  </text:list-item>
                  <text:list-item>
                    <text:p text:style-name="P9"><text:span text:style-name="T6">No scheduled lab time</text:span></text:p>
                  </text:list-item>
                </text:list>
              </text:list-item>
              <text:list-item>
                <text:p text:style-name="P6"><text:span text:style-name="T7">1 Written Exam</text:span></text:p>
                <text:p text:style-name="P6"><text:span text:style-name="T8"/></text:p>
                <text:p text:style-name="P6"><text:span text:style-name="T8">Final grade: 60% labs + 40% exam</text:span></text:p>
              </text:list-item>
            </text:list>
            <text:p text:style-name="P10"><text:span text:style-name="T7"/></text:p>
          </draw:text-box>
        </draw:frame>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4"/>
          <draw:frame presentation:style-name="pr3" draw:text-style-name="P5" draw:layer="layout" svg:width="15.24cm" svg:height="11.432cm" svg:x="1.905cm" svg:y="12.065cm" presentation:class="notes" presentation:placeholder="true">
            <draw:text-box/>
          </draw:frame>
        </presentation:notes>
      </draw:page>
      <draw:page draw:name="Getting Help"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5">Getting Help</text:span></text:p>
          </draw:text-box>
        </draw:frame>
        <draw:frame presentation:style-name="pr8" draw:text-style-name="P13" draw:layer="layout" svg:width="22.86cm" svg:height="13.624cm" svg:x="1.27cm" svg:y="3.81cm" presentation:class="outline" presentation:user-transformed="true">
          <draw:text-box>
            <text:list text:style-name="L4">
              <text:list-item>
                <text:p text:style-name="P11"><text:span text:style-name="T7">Course Homepage</text:span></text:p>
                <text:list>
                  <text:list-item>
                    <text:p text:style-name="P12"><text:span text:style-name="T6">Should have all information</text:span></text:p>
                  </text:list-item>
                  <text:list-item>
                    <text:p text:style-name="P12"><text:span text:style-name="T6">Complain if not!</text:span></text:p>
                  </text:list-item>
                </text:list>
              </text:list-item>
              <text:list-item>
                <text:p text:style-name="P11"><text:span text:style-name="T7">Discussion Board (afp15 google groups)</text:span></text:p>
                <text:list>
                  <text:list-item>
                    <text:p text:style-name="P12"><text:span text:style-name="T6">Everyone should become a member</text:span></text:p>
                  </text:list-item>
                  <text:list-item>
                    <text:p text:style-name="P12"><text:span text:style-name="T6">Discuss general topics, find lab partner, etc.</text:span></text:p>
                  </text:list-item>
                  <text:list-item>
                    <text:p text:style-name="P12"><text:span text:style-name="T6">Don't post (partial or complete) lab solutions</text:span></text:p>
                  </text:list-item>
                </text:list>
              </text:list-item>
              <text:list-item>
                <text:p text:style-name="P11"><text:span text:style-name="T7">e-mail teachers (Patrik + Dan + Anton)</text:span></text:p>
                <text:list>
                  <text:list-item>
                    <text:p text:style-name="P12"><text:span text:style-name="T6">Organizational help, lectures, etc. (Patrik)</text:span></text:p>
                  </text:list-item>
                  <text:list-item>
                    <text:p text:style-name="P12"><text:span text:style-name="T6">Specific help with programming labs (Dan + Anton)</text:span></text:p>
                  </text:list-item>
                </text:list>
              </text:list-item>
              <text:list-item>
                <text:p text:style-name="P11"><text:span text:style-name="T7">Office Hours</text:span></text:p>
                <text:list>
                  <text:list-item>
                    <text:p text:style-name="P12"><text:span text:style-name="T6">A few times a week, time: Mon. 15-16, Wed. 10-12, ...</text:span></text:p>
                  </text:list-item>
                </text:list>
              </text:list-item>
            </text:list>
          </draw:text-box>
        </draw:frame>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5"/>
          <draw:frame presentation:style-name="pr3" draw:text-style-name="P5" draw:layer="layout" svg:width="15.24cm" svg:height="11.432cm" svg:x="1.905cm" svg:y="12.065cm" presentation:class="notes" presentation:placeholder="true">
            <draw:text-box/>
          </draw:frame>
        </presentation:notes>
      </draw:page>
      <draw:page draw:name="Recalling Haskell"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5">Recalling Haskell</text:span></text:p>
          </draw:text-box>
        </draw:frame>
        <draw:frame presentation:style-name="pr9" draw:text-style-name="P8" draw:layer="layout" svg:width="22.86cm" svg:height="12.573cm" svg:x="1.27cm" svg:y="4.445cm" presentation:class="outline" presentation:user-transformed="true">
          <draw:text-box>
            <text:list text:style-name="L4">
              <text:list-item>
                <text:p text:style-name="P3"><text:span text:style-name="T5">Purely Functional Language</text:span></text:p>
                <text:list>
                  <text:list-item>
                    <text:p text:style-name="P6"><text:span text:style-name="T5">Referential transparency</text:span></text:p>
                  </text:list-item>
                </text:list>
              </text:list-item>
              <text:list-item>
                <text:p text:style-name="P3"><text:span text:style-name="T5">Lazy Programming Language</text:span></text:p>
                <text:list>
                  <text:list-item>
                    <text:p text:style-name="P6"><text:span text:style-name="T5">Things are evaluated at most once</text:span></text:p>
                  </text:list-item>
                </text:list>
              </text:list-item>
              <text:list-item>
                <text:p text:style-name="P3"><text:span text:style-name="T5">Advanced Type System</text:span></text:p>
                <text:list>
                  <text:list-item>
                    <text:p text:style-name="P6"><text:span text:style-name="T5">Polymorphism</text:span></text:p>
                  </text:list-item>
                  <text:list-item>
                    <text:p text:style-name="P6"><text:span text:style-name="T5">Type classes</text:span></text:p>
                  </text:list-item>
                  <text:list-item>
                    <text:p text:style-name="P6"><text:span text:style-name="T5">...</text:span></text:p>
                  </text:list-item>
                </text:list>
              </text:list-item>
            </text:list>
          </draw:text-box>
        </draw:frame>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6"/>
          <draw:frame presentation:style-name="pr3" draw:text-style-name="P5" draw:layer="layout" svg:width="15.24cm" svg:height="11.432cm" svg:x="1.905cm" svg:y="12.065cm" presentation:class="notes" presentation:placeholder="true">
            <draw:text-box/>
          </draw:frame>
        </presentation:notes>
      </draw:page>
      <draw:page draw:name="Functions vs. Instructions"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9">Functions </text:span><text:span text:style-name="T5">vs. </text:span><text:span text:style-name="T9">Instructions</text:span></text:p>
          </draw:text-box>
        </draw:frame>
        <draw:custom-shape draw:name="Text Box 3" draw:style-name="gr3" draw:text-style-name="P4" draw:layer="layout" svg:width="7.201cm" svg:height="1.366cm" svg:x="8.299cm" svg:y="7.726cm">
          <text:p text:style-name="P14"><text:span text:style-name="T7">f :: String -&gt; Int</text:span></text:p>
          <draw:enhanced-geometry svg:viewBox="0 0 21600 21600" draw:type="mso-spt202" draw:enhanced-path="M 0 0 L 21600 0 21600 21600 0 21600 0 0 Z N"/>
        </draw:custom-shape>
        <draw:custom-shape draw:name="Text Box 4" draw:style-name="gr3" draw:text-style-name="P4" draw:layer="layout" svg:width="8.802cm" svg:height="1.366cm" svg:x="7.501cm" svg:y="12.127cm">
          <text:p text:style-name="P14"><text:span text:style-name="T7">g :: String -&gt; IO Int</text:span></text:p>
          <draw:enhanced-geometry svg:viewBox="0 0 21600 21600" draw:type="mso-spt202" draw:enhanced-path="M 0 0 L 21600 0 21600 21600 0 21600 0 0 Z N"/>
        </draw:custom-shape>
        <draw:custom-shape draw:name="Text Box 5" draw:style-name="gr4" draw:text-style-name="P4" draw:layer="layout" svg:width="1.998cm" svg:height="1.057cm" svg:x="11.099cm" svg:y="9.926cm">
          <text:p text:style-name="P15"><text:span text:style-name="T10">vs</text:span></text:p>
          <draw:enhanced-geometry svg:viewBox="0 0 21600 21600" draw:type="mso-spt202" draw:enhanced-path="M 0 0 L 21600 0 21600 21600 0 21600 0 0 Z N"/>
        </draw:custom-shape>
        <draw:custom-shape draw:name="Text Box 6" draw:style-name="gr4" draw:text-style-name="P4" draw:layer="layout" svg:width="4.203cm" svg:height="1.057cm" svg:x="10.098cm" svg:y="5.525cm">
          <text:p text:style-name="P15"><text:span text:style-name="T10">Compare:</text:span></text:p>
          <draw:enhanced-geometry svg:viewBox="0 0 21600 21600" draw:type="mso-spt202" draw:enhanced-path="M 0 0 L 21600 0 21600 21600 0 21600 0 0 Z N"/>
        </draw:custom-shape>
        <draw:custom-shape draw:name="AutoShape 7" draw:style-name="gr5" draw:text-style-name="P4" xml:id="id1" draw:id="id1" draw:layer="layout" svg:width="7.602cm" svg:height="3.603cm" svg:x="15.699cm" svg:y="4.723cm">
          <text:p text:style-name="P1"><text:span text:style-name="T11">Only the knowledge about the string is needed to understand the result…</text:span></text:p>
          <draw:enhanced-geometry svg:viewBox="0 0 21600 21600" draw:text-areas="800 800 20800 20800" draw:type="round-rectangular-callout" draw:modifiers="-2193 190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8" draw:style-name="gr5" draw:text-style-name="P4" xml:id="id2" draw:id="id2" draw:layer="layout" svg:width="8.802cm" svg:height="3.801cm" svg:x="4.899cm" svg:y="14.526cm">
          <text:p text:style-name="P1"><text:span text:style-name="T12">Anything</text:span><text:span text:style-name="T11"> can be used to compute the result: Reading from files, randomness, user input…!</text:span></text:p>
          <draw:enhanced-geometry svg:viewBox="0 0 21600 21600" draw:text-areas="800 800 20800 20800" draw:type="round-rectangular-callout" draw:modifiers="21167 -649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group-id="0"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2" smil:attributeName="visibility" smil:to="visible"/>
                </anim:par>
              </anim:par>
            </anim:par>
          </anim:seq>
        </anim:par>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7"/>
          <draw:frame presentation:style-name="pr3" draw:text-style-name="P5" draw:layer="layout" svg:width="15.24cm" svg:height="11.432cm" svg:x="1.905cm" svg:y="12.065cm" presentation:class="notes" presentation:placeholder="true">
            <draw:text-box/>
          </draw:frame>
        </presentation:notes>
      </draw:page>
      <draw:page draw:name="page8"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9">Functions </text:span><text:span text:style-name="T5">vs. </text:span><text:span text:style-name="T9">Instructions</text:span></text:p>
          </draw:text-box>
        </draw:frame>
        <draw:custom-shape draw:name="Text Box 3" draw:style-name="gr3" draw:text-style-name="P16" draw:layer="layout" svg:width="7.201cm" svg:height="1.366cm" svg:x="8.299cm" svg:y="7.726cm">
          <text:p text:style-name="P14"><text:span text:style-name="T7">f :: String -&gt; Int</text:span></text:p>
          <draw:enhanced-geometry svg:viewBox="0 0 21600 21600" draw:type="mso-spt202" draw:enhanced-path="M 0 0 L 21600 0 21600 21600 0 21600 0 0 Z N"/>
        </draw:custom-shape>
        <draw:custom-shape draw:name="Text Box 4" draw:style-name="gr3" draw:text-style-name="P16" draw:layer="layout" svg:width="8.802cm" svg:height="1.366cm" svg:x="7.501cm" svg:y="12.127cm">
          <text:p text:style-name="P14"><text:span text:style-name="T7">g :: String -&gt; IO Int</text:span></text:p>
          <draw:enhanced-geometry svg:viewBox="0 0 21600 21600" draw:type="mso-spt202" draw:enhanced-path="M 0 0 L 21600 0 21600 21600 0 21600 0 0 Z N"/>
        </draw:custom-shape>
        <draw:custom-shape draw:name="Text Box 5" draw:style-name="gr4" draw:text-style-name="P17" draw:layer="layout" svg:width="1.998cm" svg:height="1.057cm" svg:x="11.099cm" svg:y="9.926cm">
          <text:p text:style-name="P15"><text:span text:style-name="T10">vs</text:span></text:p>
          <draw:enhanced-geometry svg:viewBox="0 0 21600 21600" draw:type="mso-spt202" draw:enhanced-path="M 0 0 L 21600 0 21600 21600 0 21600 0 0 Z N"/>
        </draw:custom-shape>
        <draw:custom-shape draw:name="Text Box 6" draw:style-name="gr4" draw:text-style-name="P17" draw:layer="layout" svg:width="4.203cm" svg:height="1.057cm" svg:x="10.098cm" svg:y="5.525cm">
          <text:p text:style-name="P15"><text:span text:style-name="T10">Compare:</text:span></text:p>
          <draw:enhanced-geometry svg:viewBox="0 0 21600 21600" draw:type="mso-spt202" draw:enhanced-path="M 0 0 L 21600 0 21600 21600 0 21600 0 0 Z N"/>
        </draw:custom-shape>
        <draw:custom-shape draw:name="AutoShape 9" draw:style-name="gr5" draw:text-style-name="P18" xml:id="id3" draw:id="id3" draw:layer="layout" svg:width="8.802cm" svg:height="2.2cm" svg:x="14.702cm" svg:y="15.324cm">
          <text:p text:style-name="P1"><text:span text:style-name="T11">Moreover</text:span><text:span text:style-name="T12">, anything can be modified or changed!</text:span></text:p>
          <draw:enhanced-geometry svg:viewBox="0 0 21600 21600" draw:text-areas="800 800 20800 20800" draw:type="round-rectangular-callout" draw:modifiers="-1202.31739179825 -19440.98137210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9" xml:id="id4" draw:id="id4" draw:layer="layout" svg:width="9.525cm" svg:height="6.985cm" svg:x="15.875cm" svg:y="2.54cm">
          <text:p text:style-name="P19">But... The “Action” depends solely on the string</text:p>
          <draw:enhanced-geometry svg:viewBox="0 0 21600 21600" draw:text-areas="3000 3320 17110 17330" draw:type="cloud-callout" draw:modifiers="-768.675204702918 27443.687374749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group-id="0"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8"/>
          <draw:frame presentation:style-name="pr3" draw:text-style-name="P5" draw:layer="layout" svg:width="15.24cm" svg:height="11.432cm" svg:x="1.905cm" svg:y="12.065cm" presentation:class="notes" presentation:placeholder="true">
            <draw:text-box/>
          </draw:frame>
        </presentation:notes>
      </draw:page>
      <draw:page draw:name="Programming with IO"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5">Programming with IO</text:span></text:p>
          </draw:text-box>
        </draw:frame>
        <draw:custom-shape draw:name="Text Box 4" draw:style-name="gr7" draw:text-style-name="P4" draw:layer="layout" svg:width="22.203cm" svg:height="3.881cm" svg:x="1.698cm" svg:y="5.323cm">
          <text:p text:style-name="P20"><text:span text:style-name="T13">hello :: IO ()</text:span></text:p>
          <text:p text:style-name="P20"><text:span text:style-name="T13">hello =</text:span></text:p>
          <text:p text:style-name="P20"><text:span text:style-name="T13"><text:s text:c="2"/></text:span><text:span text:style-name="T14">do</text:span><text:span text:style-name="T13"> putStrLn ”Hello! What is your name?”</text:span></text:p>
          <text:p text:style-name="P20"><text:span text:style-name="T13"><text:s text:c="5"/></text:span><text:span text:style-name="T13">name &lt;- getLine</text:span></text:p>
          <text:p text:style-name="P20"><text:span text:style-name="T13"><text:s text:c="5"/></text:span><text:span text:style-name="T13">putStrLn (”Hi, ” ++ name ++ ”!”)</text:span></text:p>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9"/>
          <draw:frame presentation:style-name="pr3" draw:text-style-name="P5" draw:layer="layout" svg:width="15.24cm" svg:height="11.432cm" svg:x="1.905cm" svg:y="12.065cm" presentation:class="notes" presentation:placeholder="true">
            <draw:text-box/>
          </draw:frame>
        </presentation:notes>
      </draw:page>
      <draw:page draw:name="page10"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5">Programming with IO</text:span></text:p>
          </draw:text-box>
        </draw:frame>
        <draw:custom-shape draw:name="Text Box 3" draw:style-name="gr7" draw:text-style-name="P4" draw:layer="layout" svg:width="22.203cm" svg:height="4.605cm" svg:x="1.698cm" svg:y="5.323cm">
          <text:p text:style-name="P20"><text:span text:style-name="T13">printTable :: [String] -&gt; IO ()</text:span></text:p>
          <text:p text:style-name="P20"><text:span text:style-name="T13">printTable xs = prnt 1 xs</text:span></text:p>
          <text:p text:style-name="P20"><text:span text:style-name="T13"><text:s/></text:span><text:span text:style-name="T14">where</text:span></text:p>
          <text:p text:style-name="P20"><text:span text:style-name="T13"><text:s text:c="2"/></text:span><text:span text:style-name="T13">prnt i [] <text:s text:c="4"/>= return ()</text:span></text:p>
          <text:p text:style-name="P20"><text:span text:style-name="T13"><text:s text:c="2"/></text:span><text:span text:style-name="T13">prnt i (x:xs) = </text:span><text:span text:style-name="T14">do</text:span><text:span text:style-name="T13"> putStrLn (show i ++ ”:” ++ x)</text:span></text:p>
          <text:p text:style-name="P20"><text:span text:style-name="T13"><text:s text:c="21"/></text:span><text:span text:style-name="T13">prnt (i+1) xs</text:span></text:p>
          <draw:enhanced-geometry svg:viewBox="0 0 21600 21600" draw:type="mso-spt202" draw:enhanced-path="M 0 0 L 21600 0 21600 21600 0 21600 0 0 Z N"/>
        </draw:custom-shape>
        <draw:custom-shape draw:name="Text Box 4" draw:style-name="gr7" draw:text-style-name="P4" xml:id="id5" draw:id="id5" draw:layer="layout" svg:width="22.203cm" svg:height="3.881cm" svg:x="1.698cm" svg:y="11.924cm">
          <text:p text:style-name="P20"><text:span text:style-name="T13">printTable :: [String] -&gt; IO ()</text:span></text:p>
          <text:p text:style-name="P20"><text:span text:style-name="T13">printTable xs =</text:span></text:p>
          <text:p text:style-name="P20"><text:span text:style-name="T13"><text:s text:c="2"/></text:span><text:span text:style-name="T13">sequence_ [ putStrLn (show i ++ ":" ++ x)</text:span></text:p>
          <text:p text:style-name="P20"><text:span text:style-name="T13"><text:s text:c="12"/></text:span><text:span text:style-name="T13">| (x,i) &lt;- xs `zip` [1..length xs]</text:span></text:p>
          <text:p text:style-name="P20"><text:span text:style-name="T13"><text:s text:c="12"/></text:span><text:span text:style-name="T13">]</text:span><text:span text:style-name="T15"> </text:span><text:span text:style-name="T13"><text:s text:c="2"/></text:span></text:p>
          <draw:enhanced-geometry svg:viewBox="0 0 21600 21600" draw:type="mso-spt202" draw:enhanced-path="M 0 0 L 21600 0 21600 21600 0 21600 0 0 Z N"/>
        </draw:custom-shape>
        <draw:custom-shape draw:name="Rounded Rectangular Callout 6" draw:style-name="gr8" draw:text-style-name="P18" xml:id="id6" draw:id="id6" draw:layer="layout" svg:width="9.313cm" svg:height="1.694cm" svg:x="1.482cm" svg:y="16.298cm">
          <text:p text:style-name="P1"><text:span text:style-name="T16">s</text:span><text:span text:style-name="T17">equence_ :: [IO a] -&gt; IO ()</text:span></text:p>
          <draw:enhanced-geometry svg:viewBox="0 0 21600 21600" draw:text-areas="800 800 20800 20800" draw:type="round-rectangular-callout" draw:modifiers="3995.79128194116 -22300.88495575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Cloud Callout 7" draw:style-name="gr9" draw:text-style-name="P4" xml:id="id7" draw:id="id7" draw:layer="layout" svg:width="7.197cm" svg:height="2.963cm" svg:x="17.568cm" svg:y="9.525cm">
          <text:p text:style-name="P1"><text:span text:style-name="T17">IO actions are </text:span><text:span text:style-name="T18">first class.</text:span></text:p>
          <draw:enhanced-geometry svg:viewBox="0 0 21600 21600" draw:text-areas="3000 3320 17110 17330" draw:type="cloud-callout" draw:modifiers="-1452 2407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 smil:attributeName="visibility" smil:to="visible"/>
                </anim:par>
              </anim:par>
            </anim:par>
          </anim:seq>
        </anim:par>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10"/>
          <draw:frame presentation:style-name="pr3" draw:text-style-name="P5" draw:layer="layout" svg:width="15.24cm" svg:height="11.432cm" svg:x="1.905cm" svg:y="12.065cm" presentation:class="notes" presentation:placeholder="true">
            <draw:text-box/>
          </draw:frame>
        </presentation:notes>
      </draw:page>
      <draw:page draw:name="A Function"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5">Evaluation order</text:span></text:p>
          </draw:text-box>
        </draw:frame>
        <draw:custom-shape draw:name="Text Box 3" draw:style-name="gr7" draw:text-style-name="P4" draw:layer="layout" svg:width="18.005cm" svg:height="4.306cm" svg:x="4.498cm" svg:y="7.325cm">
          <text:p text:style-name="P20"><text:span text:style-name="T19">fun :: Maybe Int -&gt; Int</text:span></text:p>
          <text:p text:style-name="P20"><text:span text:style-name="T19">fun mx | mx == Nothing = 0</text:span></text:p>
          <text:p text:style-name="P20"><text:span text:style-name="T19"><text:s text:c="7"/></text:span><text:span text:style-name="T19">| otherwise <text:s text:c="4"/>= x + 3</text:span></text:p>
          <text:p text:style-name="P20"><text:span text:style-name="T19"><text:s/></text:span><text:span text:style-name="T20">where</text:span></text:p>
          <text:p text:style-name="P20"><text:span text:style-name="T19"><text:s text:c="2"/></text:span><text:span text:style-name="T19">x = fromJust mx</text:span></text:p>
          <draw:enhanced-geometry svg:viewBox="0 0 21600 21600" draw:type="mso-spt202" draw:enhanced-path="M 0 0 L 21600 0 21600 21600 0 21600 0 0 Z N"/>
        </draw:custom-shape>
        <draw:custom-shape draw:name="AutoShape 4" draw:style-name="gr9" draw:text-style-name="P4" xml:id="id8" draw:id="id8" draw:layer="layout" svg:width="6.398cm" svg:height="2.602cm" svg:x="7.1cm" svg:y="13.326cm">
          <text:p text:style-name="P1"><text:span text:style-name="T11">Could fail… What happens?</text:span></text:p>
          <draw:enhanced-geometry svg:viewBox="0 0 21600 21600" draw:text-areas="800 800 20800 20800" draw:type="round-rectangular-callout" draw:modifiers="6952 -1307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 smil:attributeName="visibility" smil:to="visible"/>
                </anim:par>
              </anim:par>
            </anim:par>
          </anim:seq>
        </anim:par>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11"/>
          <draw:frame presentation:style-name="pr3" draw:text-style-name="P5" draw:layer="layout" svg:width="15.24cm" svg:height="11.432cm" svg:x="1.905cm" svg:y="12.065cm" presentation:class="notes" presentation:placeholder="true">
            <draw:text-box/>
          </draw:frame>
        </presentation:notes>
      </draw:page>
      <draw:page draw:name="Another Function"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5">Another Function</text:span></text:p>
          </draw:text-box>
        </draw:frame>
        <draw:custom-shape draw:name="Text Box 3" draw:style-name="gr7" draw:text-style-name="P4" draw:layer="layout" svg:width="19.2cm" svg:height="2.688cm" svg:x="4.299cm" svg:y="5.724cm">
          <text:p text:style-name="P20"><text:span text:style-name="T19">expn :: Integer -&gt; Integer</text:span></text:p>
          <text:p text:style-name="P20"><text:span text:style-name="T19">expn n | n &lt;= 1 <text:s text:c="3"/>= 1</text:span></text:p>
          <text:p text:style-name="P20"><text:span text:style-name="T19"><text:s text:c="7"/></text:span><text:span text:style-name="T19">| otherwise = expn (n-1) + expn (n-2)</text:span></text:p>
          <draw:enhanced-geometry svg:viewBox="0 0 21600 21600" draw:type="mso-spt202" draw:enhanced-path="M 0 0 L 21600 0 21600 21600 0 21600 0 0 Z N"/>
        </draw:custom-shape>
        <draw:custom-shape draw:name="Text Box 4" draw:style-name="gr7" draw:text-style-name="P4" draw:layer="layout" svg:width="18.005cm" svg:height="1.879cm" svg:x="4.498cm" svg:y="13.525cm">
          <text:p text:style-name="P20"><text:span text:style-name="T20">Main&gt;</text:span><text:span text:style-name="T19"> </text:span><text:span text:style-name="T21">choice False</text:span><text:span text:style-name="T19"> </text:span><text:span text:style-name="T21">17 (expn 99)</text:span></text:p>
          <text:p text:style-name="P20"><text:span text:style-name="T19">17</text:span></text:p>
          <draw:enhanced-geometry svg:viewBox="0 0 21600 21600" draw:type="mso-spt202" draw:enhanced-path="M 0 0 L 21600 0 21600 21600 0 21600 0 0 Z N"/>
        </draw:custom-shape>
        <draw:custom-shape draw:name="Text Box 5" draw:style-name="gr7" draw:text-style-name="P4" draw:layer="layout" svg:width="18.005cm" svg:height="2.688cm" svg:x="4.299cm" svg:y="8.925cm">
          <text:p text:style-name="P20"><text:span text:style-name="T19">choice :: Bool -&gt; a -&gt; a -&gt; a</text:span></text:p>
          <text:p text:style-name="P20"><text:span text:style-name="T19">choice False <text:s/>f <text:s/>t <text:s/>= <text:s/>f</text:span></text:p>
          <text:p text:style-name="P20"><text:span text:style-name="T19">choice True <text:s text:c="2"/>f <text:s/>t <text:s/>= <text:s/>t</text:span></text:p>
          <draw:enhanced-geometry svg:viewBox="0 0 21600 21600" draw:type="mso-spt202" draw:enhanced-path="M 0 0 L 21600 0 21600 21600 0 21600 0 0 Z N"/>
        </draw:custom-shape>
        <draw:custom-shape draw:name="AutoShape 6" draw:style-name="gr9" draw:text-style-name="P4" xml:id="id9" draw:id="id9" draw:layer="layout" svg:width="5.402cm" svg:height="2.2cm" svg:x="5.499cm" svg:y="16.325cm">
          <text:p text:style-name="P1"><text:span text:style-name="T11">Without delay…</text:span></text:p>
          <draw:enhanced-geometry svg:viewBox="0 0 21600 21600" draw:text-areas="800 800 20800 20800" draw:type="round-rectangular-callout" draw:modifiers="811 -128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9" smil:attributeName="visibility" smil:to="visible"/>
                </anim:par>
              </anim:par>
            </anim:par>
          </anim:seq>
        </anim:par>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12"/>
          <draw:frame presentation:style-name="pr3" draw:text-style-name="P5" draw:layer="layout" svg:width="15.24cm" svg:height="11.432cm" svg:x="1.905cm" svg:y="12.065cm" presentation:class="notes" presentation:placeholder="true">
            <draw:text-box/>
          </draw:frame>
        </presentation:notes>
      </draw:page>
      <draw:page draw:name="Laziness"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5">Laziness</text:span></text:p>
          </draw:text-box>
        </draw:frame>
        <draw:frame presentation:style-name="pr9" draw:text-style-name="P8" draw:layer="layout" svg:width="22.86cm" svg:height="12.573cm" svg:x="1.27cm" svg:y="4.445cm" presentation:class="outline" presentation:user-transformed="true">
          <draw:text-box>
            <text:list text:style-name="L4">
              <text:list-item>
                <text:p text:style-name="P3"><text:span text:style-name="T5">Haskell is a </text:span><text:span text:style-name="T22">lazy</text:span><text:span text:style-name="T5"> language</text:span></text:p>
                <text:list>
                  <text:list-item>
                    <text:p text:style-name="P6"><text:span text:style-name="T5">Things are evaluated </text:span><text:span text:style-name="T22">at most once</text:span></text:p>
                  </text:list-item>
                </text:list>
              </text:list-item>
            </text:list>
            <text:p text:style-name="P21"><text:span text:style-name="T23"/></text:p>
            <text:list text:continue-numbering="true" text:style-name="L4">
              <text:list-item>
                <text:list>
                  <text:list-item>
                    <text:p text:style-name="P6"><text:span text:style-name="T5">Things are only evaluated when they are needed</text:span></text:p>
                  </text:list-item>
                  <text:list-item>
                    <text:p text:style-name="P6"><text:span text:style-name="T5">Things are never evaluated twice</text:span></text:p>
                  </text:list-item>
                </text:list>
                <text:p><text:span text:style-name="T23"/></text:p>
              </text:list-item>
            </text:list>
            <text:p><text:span text:style-name="T24">(We will now explore what this means.)</text:span></text:p>
          </draw:text-box>
        </draw:frame>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13"/>
          <draw:frame presentation:style-name="pr3" draw:text-style-name="P5" draw:layer="layout" svg:width="15.24cm" svg:height="11.432cm" svg:x="1.905cm" svg:y="12.065cm" presentation:class="notes" presentation:placeholder="true">
            <draw:text-box/>
          </draw:frame>
        </presentation:notes>
      </draw:page>
      <draw:page draw:name="Understanding Laziness"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5">Understanding Laziness</text:span></text:p>
          </draw:text-box>
        </draw:frame>
        <draw:frame presentation:style-name="pr9" draw:text-style-name="P8" draw:layer="layout" svg:width="22.86cm" svg:height="12.573cm" svg:x="1.27cm" svg:y="4.445cm" presentation:class="outline" presentation:user-transformed="true">
          <draw:text-box>
            <text:list text:style-name="L4">
              <text:list-item>
                <text:p text:style-name="P3"><text:span text:style-name="T5">Use </text:span><text:span text:style-name="T25">error ”message”</text:span><text:span text:style-name="T5"> or </text:span><text:span text:style-name="T25">undefined </text:span><text:span text:style-name="T5">to see whether something is evaluated or not</text:span></text:p>
                <text:list>
                  <text:list-item>
                    <text:p text:style-name="P6"><text:span text:style-name="T5">choice False 17 undefined</text:span></text:p>
                  </text:list-item>
                  <text:list-item>
                    <text:p text:style-name="P6"><text:span text:style-name="T5">head [3,undefined,17]</text:span></text:p>
                  </text:list-item>
                  <text:list-item>
                    <text:p text:style-name="P6"><text:span text:style-name="T5">head (3:4:error ”no tail”)</text:span></text:p>
                  </text:list-item>
                  <text:list-item>
                    <text:p text:style-name="P6"><text:span text:style-name="T5">head [error ”no first elem”,17,13]</text:span></text:p>
                  </text:list-item>
                  <text:list-item>
                    <text:p text:style-name="P6"><text:span text:style-name="T5">head (error “no list at all”)</text:span></text:p>
                  </text:list-item>
                </text:list>
              </text:list-item>
            </text:list>
          </draw:text-box>
        </draw:frame>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14"/>
          <draw:frame presentation:style-name="pr3" draw:text-style-name="P5" draw:layer="layout" svg:width="15.24cm" svg:height="11.432cm" svg:x="1.905cm" svg:y="12.065cm" presentation:class="notes" presentation:placeholder="true">
            <draw:text-box/>
          </draw:frame>
        </presentation:notes>
      </draw:page>
      <draw:page draw:name="Lazy Programming Style"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5">Lazy Programming Style</text:span></text:p>
          </draw:text-box>
        </draw:frame>
        <draw:frame presentation:style-name="pr9" draw:text-style-name="P8" draw:layer="layout" svg:width="22.86cm" svg:height="12.573cm" svg:x="1.27cm" svg:y="4.445cm" presentation:class="outline" presentation:user-transformed="true">
          <draw:text-box>
            <text:list text:style-name="L4">
              <text:list-item>
                <text:p text:style-name="P3"><text:span text:style-name="T5">Separate where the computation of a value</text:span></text:p>
                <text:list>
                  <text:list-item>
                    <text:p text:style-name="P6"><text:span text:style-name="T8"><text:s/></text:span><text:span text:style-name="T26">is</text:span><text:span text:style-name="T27"> defined</text:span></text:p>
                  </text:list-item>
                  <text:list-item>
                    <text:p text:style-name="P6"><text:span text:style-name="T8"><text:s/></text:span><text:span text:style-name="T8">is </text:span><text:span text:style-name="T27">performed</text:span></text:p>
                  </text:list-item>
                </text:list>
              </text:list-item>
            </text:list>
          </draw:text-box>
        </draw:frame>
        <draw:custom-shape draw:name="AutoShape 4" draw:style-name="gr9" draw:text-style-name="P4" draw:layer="layout" svg:width="5.6cm" svg:height="2.399cm" svg:x="17.701cm" svg:y="14.124cm">
          <text:p text:style-name="P1"><text:span text:style-name="T10">Modularity!</text:span></text:p>
          <draw:enhanced-geometry svg:viewBox="0 0 21600 21600" draw:text-areas="800 800 20800 20800" draw:type="round-rectangular-callout" draw:modifiers="544 -1489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15"/>
          <draw:frame presentation:style-name="pr3" draw:text-style-name="P5" draw:layer="layout" svg:width="15.24cm" svg:height="11.432cm" svg:x="1.905cm" svg:y="12.065cm" presentation:class="notes" presentation:placeholder="true">
            <draw:text-box/>
          </draw:frame>
        </presentation:notes>
      </draw:page>
      <draw:page draw:name="When is a Value ”Needed”?"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5">When is a Value ”Needed”?</text:span></text:p>
          </draw:text-box>
        </draw:frame>
        <draw:custom-shape draw:name="Text Box 3" draw:style-name="gr7" draw:text-style-name="P4" draw:layer="layout" svg:width="19.2cm" svg:height="2.688cm" svg:x="4.299cm" svg:y="5.724cm">
          <text:p text:style-name="P20"><text:span text:style-name="T19">strange :: Bool -&gt; Integer</text:span></text:p>
          <text:p text:style-name="P20"><text:span text:style-name="T19">strange False = 17</text:span></text:p>
          <text:p text:style-name="P20"><text:span text:style-name="T19">strange True <text:s/>= 17</text:span></text:p>
          <draw:enhanced-geometry svg:viewBox="0 0 21600 21600" draw:type="mso-spt202" draw:enhanced-path="M 0 0 L 21600 0 21600 21600 0 21600 0 0 Z N"/>
        </draw:custom-shape>
        <draw:custom-shape draw:name="Text Box 4" draw:style-name="gr7" draw:text-style-name="P4" draw:layer="layout" svg:width="18.005cm" svg:height="1.07cm" svg:x="4.101cm" svg:y="10.125cm">
          <text:p text:style-name="P20"><text:span text:style-name="T20">Main&gt;</text:span><text:span text:style-name="T19"> </text:span><text:span text:style-name="T21">strange undefined</text:span></text:p>
          <draw:enhanced-geometry svg:viewBox="0 0 21600 21600" draw:type="mso-spt202" draw:enhanced-path="M 0 0 L 21600 0 21600 21600 0 21600 0 0 Z N"/>
        </draw:custom-shape>
        <draw:custom-shape draw:name="Text Box 5" draw:style-name="gr7" draw:text-style-name="P4" xml:id="id10" draw:id="id10" draw:layer="layout" svg:width="18.005cm" svg:height="1.07cm" svg:x="4.101cm" svg:y="10.927cm">
          <text:p text:style-name="P20"><text:span text:style-name="T19">Program error: undefined</text:span></text:p>
          <draw:enhanced-geometry svg:viewBox="0 0 21600 21600" draw:type="mso-spt202" draw:enhanced-path="M 0 0 L 21600 0 21600 21600 0 21600 0 0 Z N"/>
        </draw:custom-shape>
        <draw:custom-shape draw:name="AutoShape 6" draw:style-name="gr9" draw:text-style-name="P4" xml:id="id11" draw:id="id11" draw:layer="layout" svg:width="7.404cm" svg:height="5.6cm" svg:x="16.501cm" svg:y="8.123cm">
          <text:p text:style-name="P1"><text:span text:style-name="T11">An argument is evaluated when a </text:span><text:span text:style-name="T12">pattern match</text:span><text:span text:style-name="T11"> occurs</text:span></text:p>
          <draw:enhanced-geometry svg:viewBox="0 0 21600 21600" draw:text-areas="3000 3320 17110 17330" draw:type="cloud-callout" draw:modifiers="-5133 993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utoShape 7" draw:style-name="gr9" draw:text-style-name="P4" xml:id="id12" draw:id="id12" draw:layer="layout" svg:width="9.402cm" svg:height="3.999cm" svg:x="12.1cm" svg:y="13.525cm">
          <text:p text:style-name="P1"><text:span text:style-name="T11">But also </text:span><text:span text:style-name="T12">primitive functions</text:span><text:span text:style-name="T11"> evaluate their arguments</text:span></text:p>
          <draw:enhanced-geometry svg:viewBox="0 0 21600 21600" draw:text-areas="3000 3320 17110 17330" draw:type="cloud-callout" draw:modifiers="14143 -326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2" smil:attributeName="visibility" smil:to="visible"/>
                </anim:par>
              </anim:par>
            </anim:par>
          </anim:seq>
        </anim:par>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16"/>
          <draw:frame presentation:style-name="pr3" draw:text-style-name="P5" draw:layer="layout" svg:width="15.24cm" svg:height="11.432cm" svg:x="1.905cm" svg:y="12.065cm" presentation:class="notes" presentation:placeholder="true">
            <draw:text-box/>
          </draw:frame>
        </presentation:notes>
      </draw:page>
      <draw:page draw:name="At Most Once?"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5">At Most Once?</text:span></text:p>
          </draw:text-box>
        </draw:frame>
        <draw:custom-shape draw:name="Text Box 3" draw:style-name="gr7" draw:text-style-name="P4" draw:layer="layout" svg:width="19.2cm" svg:height="1.879cm" svg:x="4.299cm" svg:y="5.724cm">
          <text:p text:style-name="P20"><text:span text:style-name="T19">foo :: Integer -&gt; Integer</text:span></text:p>
          <text:p text:style-name="P20"><text:span text:style-name="T19">foo x = f x + f x</text:span></text:p>
          <draw:enhanced-geometry svg:viewBox="0 0 21600 21600" draw:type="mso-spt202" draw:enhanced-path="M 0 0 L 21600 0 21600 21600 0 21600 0 0 Z N"/>
        </draw:custom-shape>
        <draw:custom-shape draw:name="Text Box 4" draw:style-name="gr7" draw:text-style-name="P4" draw:layer="layout" svg:width="19.2cm" svg:height="4.306cm" svg:x="4.299cm" svg:y="9.124cm">
          <text:p text:style-name="P20"><text:span text:style-name="T19">bar :: Integer -&gt; Integer -&gt; Integer</text:span></text:p>
          <text:p text:style-name="P20"><text:span text:style-name="T19">bar x y = f 17 + x + y</text:span></text:p>
          <text:p text:style-name="P20"><text:span text:style-name="T19"/></text:p>
          <text:p text:style-name="P20"><text:span text:style-name="T20">Main&gt;</text:span><text:span text:style-name="T19"> </text:span><text:span text:style-name="T21">bar 1 2 + bar 3 4</text:span></text:p>
          <text:p text:style-name="P20"><text:span text:style-name="T19">310</text:span></text:p>
          <draw:enhanced-geometry svg:viewBox="0 0 21600 21600" draw:type="mso-spt202" draw:enhanced-path="M 0 0 L 21600 0 21600 21600 0 21600 0 0 Z N"/>
        </draw:custom-shape>
        <draw:custom-shape draw:name="AutoShape 5" draw:style-name="gr9" draw:text-style-name="P4" xml:id="id14" draw:id="id14" draw:layer="layout" svg:width="4.6cm" svg:height="2.8cm" svg:x="16.902cm" svg:y="14.724cm">
          <text:p text:style-name="P1"><text:span text:style-name="T11">f 17 is evaluated twice</text:span></text:p>
          <draw:enhanced-geometry svg:viewBox="0 0 21600 21600" draw:text-areas="800 800 20800 20800" draw:type="round-rectangular-callout" draw:modifiers="-2092 -114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6" draw:style-name="gr9" draw:text-style-name="P4" xml:id="id13" draw:id="id13" draw:layer="layout" svg:width="4.599cm" svg:height="2.8cm" svg:x="17.701cm" svg:y="4.123cm">
          <text:p text:style-name="P1"><text:span text:style-name="T11">f x is evaluated twice</text:span></text:p>
          <draw:enhanced-geometry svg:viewBox="0 0 21600 21600" draw:text-areas="800 800 20800 20800" draw:type="round-rectangular-callout" draw:modifiers="-7248 204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7" draw:style-name="gr9" draw:text-style-name="P4" xml:id="id15" draw:id="id15" draw:layer="layout" svg:width="5.798cm" svg:height="2.998cm" svg:x="1.901cm" svg:y="14.526cm">
          <text:p text:style-name="P1"><text:span text:style-name="T11">Quiz: How to avoid recomputation?</text:span></text:p>
          <draw:enhanced-geometry svg:viewBox="0 0 21600 21600" draw:text-areas="800 800 20800 20800" draw:type="round-rectangular-callout" draw:modifiers="17871 -90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3"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5" smil:attributeName="visibility" smil:to="visible"/>
                </anim:par>
              </anim:par>
            </anim:par>
          </anim:seq>
        </anim:par>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17"/>
          <draw:frame presentation:style-name="pr3" draw:text-style-name="P5" draw:layer="layout" svg:width="15.24cm" svg:height="11.432cm" svg:x="1.905cm" svg:y="12.065cm" presentation:class="notes" presentation:placeholder="true">
            <draw:text-box/>
          </draw:frame>
        </presentation:notes>
      </draw:page>
      <draw:page draw:name="At Most Once!"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5">At Most Once!</text:span></text:p>
          </draw:text-box>
        </draw:frame>
        <draw:custom-shape draw:name="Text Box 3" draw:style-name="gr7" draw:text-style-name="P4" draw:layer="layout" svg:width="19.2cm" svg:height="3.497cm" svg:x="4.299cm" svg:y="5.724cm">
          <text:p text:style-name="P20"><text:span text:style-name="T19">foo :: Integer -&gt; Integer</text:span></text:p>
          <text:p text:style-name="P20"><text:span text:style-name="T19">foo x = fx + fx</text:span></text:p>
          <text:p text:style-name="P20"><text:span text:style-name="T19"><text:s/></text:span><text:span text:style-name="T20">where</text:span></text:p>
          <text:p text:style-name="P20"><text:span text:style-name="T19"><text:s text:c="2"/></text:span><text:span text:style-name="T19">fx = f x</text:span></text:p>
          <draw:enhanced-geometry svg:viewBox="0 0 21600 21600" draw:type="mso-spt202" draw:enhanced-path="M 0 0 L 21600 0 21600 21600 0 21600 0 0 Z N"/>
        </draw:custom-shape>
        <draw:custom-shape draw:name="Text Box 4" draw:style-name="gr7" draw:text-style-name="P4" draw:layer="layout" svg:width="19.2cm" svg:height="4.306cm" svg:x="4.299cm" svg:y="10.927cm">
          <text:p text:style-name="P20"><text:span text:style-name="T19">bar :: Integer -&gt; Integer -&gt; Integer</text:span></text:p>
          <text:p text:style-name="P20"><text:span text:style-name="T19">bar x y = f17 + x + y</text:span></text:p>
          <text:p text:style-name="P20"><text:span text:style-name="T19"/></text:p>
          <text:p text:style-name="P20"><text:span text:style-name="T19">f17 :: Integer</text:span></text:p>
          <text:p text:style-name="P20"><text:span text:style-name="T19">f17 = f 17</text:span></text:p>
          <draw:enhanced-geometry svg:viewBox="0 0 21600 21600" draw:type="mso-spt202" draw:enhanced-path="M 0 0 L 21600 0 21600 21600 0 21600 0 0 Z N"/>
        </draw:custom-shape>
        <draw:custom-shape draw:style-name="gr6" draw:text-style-name="P19" xml:id="id16" draw:id="id16" draw:layer="layout" svg:width="9.525cm" svg:height="5.08cm" svg:x="14.605cm" svg:y="3.175cm">
          <text:p text:style-name="P19">So... <text:span text:style-name="T28">bindings</text:span> are evaluated at most once...</text:p>
          <draw:enhanced-geometry svg:viewBox="0 0 21600 21600" draw:text-areas="3000 3320 17110 17330" draw:type="cloud-callout" draw:modifiers="-18500.3569179089 23848.848651840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19" xml:id="id17" draw:id="id17" draw:layer="layout" svg:width="13.97cm" svg:height="6.985cm" svg:x="11.43cm" svg:y="12.065cm">
          <text:p text:style-name="P19">... in their scope.</text:p>
          <text:p text:style-name="P19">So, top level ones are really evaluated at most once!</text:p>
          <draw:enhanced-geometry svg:viewBox="0 0 21600 21600" draw:text-areas="3000 3320 17110 17330" draw:type="cloud-callout" draw:modifiers="-8231.22181662014 7473.1176638992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18"/>
          <draw:frame presentation:style-name="pr3" draw:text-style-name="P5" draw:layer="layout" svg:width="15.24cm" svg:height="11.432cm" svg:x="1.905cm" svg:y="12.065cm" presentation:class="notes" presentation:placeholder="true">
            <draw:text-box/>
          </draw:frame>
        </presentation:notes>
      </draw:page>
      <draw:page draw:name="Infinite Lists"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5">Infinite Lists</text:span></text:p>
          </draw:text-box>
        </draw:frame>
        <draw:frame presentation:style-name="pr9" draw:text-style-name="P8" draw:layer="layout" svg:width="22.86cm" svg:height="12.573cm" svg:x="1.27cm" svg:y="4.445cm" presentation:class="outline" presentation:user-transformed="true">
          <draw:text-box>
            <text:list text:style-name="L4">
              <text:list-item>
                <text:p text:style-name="P3"><text:span text:style-name="T5">Because of laziness, values in Haskell can be </text:span><text:span text:style-name="T22">infinite</text:span></text:p>
              </text:list-item>
              <text:list-item>
                <text:p text:style-name="P3"><text:span text:style-name="T5">Do not compute them completely!</text:span></text:p>
              </text:list-item>
              <text:list-item>
                <text:p text:style-name="P3"><text:span text:style-name="T5">Instead, only use parts of them</text:span></text:p>
              </text:list-item>
            </text:list>
          </draw:text-box>
        </draw:frame>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19"/>
          <draw:frame presentation:style-name="pr3" draw:text-style-name="P5" draw:layer="layout" svg:width="15.24cm" svg:height="11.432cm" svg:x="1.905cm" svg:y="12.065cm" presentation:class="notes" presentation:placeholder="true">
            <draw:text-box/>
          </draw:frame>
        </presentation:notes>
      </draw:page>
      <draw:page draw:name="Examples"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5">Examples</text:span></text:p>
          </draw:text-box>
        </draw:frame>
        <draw:frame presentation:style-name="pr9" draw:text-style-name="P8" draw:layer="layout" svg:width="22.86cm" svg:height="12.573cm" svg:x="1.27cm" svg:y="4.445cm" presentation:class="outline" presentation:user-transformed="true">
          <draw:text-box>
            <text:list text:style-name="L4">
              <text:list-item>
                <text:p text:style-name="P3"><text:span text:style-name="T5">Uses of infinite lists</text:span></text:p>
                <text:list>
                  <text:list-item>
                    <text:p text:style-name="P6"><text:span text:style-name="T5">take n [3..]</text:span></text:p>
                  </text:list-item>
                  <text:list-item>
                    <text:p text:style-name="P6"><text:span text:style-name="T5">xs `zip` [1..]</text:span></text:p>
                  </text:list-item>
                </text:list>
              </text:list-item>
            </text:list>
            <text:p text:style-name="P21"><text:span text:style-name="T23"/></text:p>
          </draw:text-box>
        </draw:frame>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20"/>
          <draw:frame presentation:style-name="pr3" draw:text-style-name="P5" draw:layer="layout" svg:width="15.24cm" svg:height="11.432cm" svg:x="1.905cm" svg:y="12.065cm" presentation:class="notes" presentation:placeholder="true">
            <draw:text-box/>
          </draw:frame>
        </presentation:notes>
      </draw:page>
      <draw:page draw:name="Example: PrintTable"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5">Example: PrintTable</text:span></text:p>
          </draw:text-box>
        </draw:frame>
        <draw:custom-shape draw:name="Text Box 3" draw:style-name="gr7" draw:text-style-name="P4" draw:layer="layout" svg:width="22.203cm" svg:height="3.881cm" svg:x="1.698cm" svg:y="5.927cm">
          <text:p text:style-name="P20"><text:span text:style-name="T13">printTable :: [String] -&gt; IO ()</text:span></text:p>
          <text:p text:style-name="P20"><text:span text:style-name="T13">printTable xs =</text:span></text:p>
          <text:p text:style-name="P20"><text:span text:style-name="T13"><text:s text:c="2"/></text:span><text:span text:style-name="T13">sequence_ [ putStrLn (show i ++ ":" ++ x)</text:span></text:p>
          <text:p text:style-name="P20"><text:span text:style-name="T13"><text:s text:c="12"/></text:span><text:span text:style-name="T13">| (x,i) &lt;- xs `zip` [1..]</text:span></text:p>
          <text:p text:style-name="P20"><text:span text:style-name="T13"><text:s text:c="12"/></text:span><text:span text:style-name="T13">]</text:span><text:span text:style-name="T15"> </text:span><text:span text:style-name="T13"><text:s text:c="2"/></text:span></text:p>
          <draw:enhanced-geometry svg:viewBox="0 0 21600 21600" draw:type="mso-spt202" draw:enhanced-path="M 0 0 L 21600 0 21600 21600 0 21600 0 0 Z N"/>
        </draw:custom-shape>
        <draw:custom-shape draw:name="AutoShape 4" draw:style-name="gr9" draw:text-style-name="P4" draw:layer="layout" svg:width="5.001cm" svg:height="2.8cm" svg:x="13.899cm" svg:y="12.127cm">
          <text:p text:style-name="P1"><text:span text:style-name="T11">lengths adapt to each other</text:span></text:p>
          <draw:enhanced-geometry svg:viewBox="0 0 21600 21600" draw:text-areas="800 800 20800 20800" draw:type="round-rectangular-callout" draw:modifiers="-4343 -227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21"/>
          <draw:frame presentation:style-name="pr3" draw:text-style-name="P5" draw:layer="layout" svg:width="15.24cm" svg:height="11.432cm" svg:x="1.905cm" svg:y="12.065cm" presentation:class="notes" presentation:placeholder="true">
            <draw:text-box/>
          </draw:frame>
        </presentation:notes>
      </draw:page>
      <draw:page draw:name="Iterate"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5">Iterate</text:span></text:p>
          </draw:text-box>
        </draw:frame>
        <draw:custom-shape draw:name="Text Box 3" draw:style-name="gr7" draw:text-style-name="P4" draw:layer="layout" svg:width="17.802cm" svg:height="1.709cm" svg:x="3.7cm" svg:y="5.724cm">
          <text:p text:style-name="P20"><text:span text:style-name="T13">iterate :: (a -&gt; a) -&gt; a -&gt; [a]</text:span></text:p>
          <text:p text:style-name="P20"><text:span text:style-name="T13">iterate f x = x : iterate f (f x)</text:span></text:p>
          <draw:enhanced-geometry svg:viewBox="0 0 21600 21600" draw:type="mso-spt202" draw:enhanced-path="M 0 0 L 21600 0 21600 21600 0 21600 0 0 Z N"/>
        </draw:custom-shape>
        <draw:custom-shape draw:name="Text Box 4" draw:style-name="gr7" draw:text-style-name="P4" draw:layer="layout" svg:width="17.802cm" svg:height="1.709cm" svg:x="3.7cm" svg:y="10.323cm">
          <text:p text:style-name="P20"><text:span text:style-name="T14">Main&gt;</text:span><text:span text:style-name="T13"> </text:span><text:span text:style-name="T29">iterate (2*) 1</text:span></text:p>
          <text:p text:style-name="P20"><text:span text:style-name="T13">[1,2,4,8,16,32,64,128,256,512,1024,...</text:span></text:p>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22"/>
          <draw:frame presentation:style-name="pr3" draw:text-style-name="P5" draw:layer="layout" svg:width="15.24cm" svg:height="11.432cm" svg:x="1.905cm" svg:y="12.065cm" presentation:class="notes" presentation:placeholder="true">
            <draw:text-box/>
          </draw:frame>
        </presentation:notes>
      </draw:page>
      <draw:page draw:name="Other Handy Functions"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5">Other Handy Functions</text:span></text:p>
          </draw:text-box>
        </draw:frame>
        <draw:custom-shape draw:name="Text Box 3" draw:style-name="gr7" draw:text-style-name="P4" draw:layer="layout" svg:width="17.802cm" svg:height="3.881cm" svg:x="3.7cm" svg:y="6.324cm">
          <text:p text:style-name="P20"><text:span text:style-name="T13">repeat :: a -&gt; [a]</text:span></text:p>
          <text:p text:style-name="P20"><text:span text:style-name="T13">repeat x = x : repeat x</text:span></text:p>
          <text:p text:style-name="P20"><text:span text:style-name="T13"/></text:p>
          <text:p text:style-name="P20"><text:span text:style-name="T13">cycle :: [a] -&gt; [a]</text:span></text:p>
          <text:p text:style-name="P20"><text:span text:style-name="T13">cycle xs = xs ++ cycle xs</text:span></text:p>
          <draw:enhanced-geometry svg:viewBox="0 0 21600 21600" draw:type="mso-spt202" draw:enhanced-path="M 0 0 L 21600 0 21600 21600 0 21600 0 0 Z N"/>
        </draw:custom-shape>
        <draw:custom-shape draw:name="AutoShape 4" draw:style-name="gr9" draw:text-style-name="P4" xml:id="id18" draw:id="id18" draw:layer="layout" svg:width="5.402cm" svg:height="3.4cm" svg:x="18.499cm" svg:y="11.924cm">
          <text:p text:style-name="P1"><text:span text:style-name="T11">Quiz: How to define repeat with iterate?</text:span></text:p>
          <draw:enhanced-geometry svg:viewBox="0 0 21600 21600" draw:text-areas="800 800 20800 20800" draw:type="round-rectangular-callout" draw:modifiers="-1322 -11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8" smil:attributeName="visibility" smil:to="visible"/>
                </anim:par>
              </anim:par>
            </anim:par>
          </anim:seq>
        </anim:par>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23"/>
          <draw:frame presentation:style-name="pr3" draw:text-style-name="P5" draw:layer="layout" svg:width="15.24cm" svg:height="11.432cm" svg:x="1.905cm" svg:y="12.065cm" presentation:class="notes" presentation:placeholder="true">
            <draw:text-box/>
          </draw:frame>
        </presentation:notes>
      </draw:page>
      <draw:page draw:name="Alternative Definitions"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5">Alternative Definitions</text:span></text:p>
          </draw:text-box>
        </draw:frame>
        <draw:custom-shape draw:name="Text Box 3" draw:style-name="gr7" draw:text-style-name="P4" draw:layer="layout" svg:width="17.802cm" svg:height="3.881cm" svg:x="3.7cm" svg:y="6.324cm">
          <text:p text:style-name="P20"><text:span text:style-name="T13">repeat :: a -&gt; [a]</text:span></text:p>
          <text:p text:style-name="P20"><text:span text:style-name="T13">repeat x = iterate id x</text:span></text:p>
          <text:p text:style-name="P20"><text:span text:style-name="T13"/></text:p>
          <text:p text:style-name="P20"><text:span text:style-name="T13">cycle :: [a] -&gt; [a]</text:span></text:p>
          <text:p text:style-name="P20"><text:span text:style-name="T13">cycle xs = concat (repeat xs)</text:span></text:p>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24"/>
          <draw:frame presentation:style-name="pr3" draw:text-style-name="P5" draw:layer="layout" svg:width="15.24cm" svg:height="11.432cm" svg:x="1.905cm" svg:y="12.065cm" presentation:class="notes" presentation:placeholder="true">
            <draw:text-box/>
          </draw:frame>
        </presentation:notes>
      </draw:page>
      <draw:page draw:name="Problem: Replicate"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5">Problem: Replicate</text:span></text:p>
          </draw:text-box>
        </draw:frame>
        <draw:custom-shape draw:name="Text Box 3" draw:style-name="gr7" draw:text-style-name="P4" draw:layer="layout" svg:width="22.203cm" svg:height="3.881cm" svg:x="1.698cm" svg:y="5.927cm">
          <text:p text:style-name="P20"><text:span text:style-name="T13">replicate :: Int -&gt; a -&gt; [a]</text:span></text:p>
          <text:p text:style-name="P20"><text:span text:style-name="T13">replicate = ?</text:span></text:p>
          <text:p text:style-name="P20"><text:span text:style-name="T13"/></text:p>
          <text:p text:style-name="P20"><text:span text:style-name="T14">Main&gt;</text:span><text:span text:style-name="T13"> replicate 5 ’a’</text:span></text:p>
          <text:p text:style-name="P20"><text:span text:style-name="T13">”</text:span><text:span text:style-name="T13">aaaaa”</text:span></text:p>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25"/>
          <draw:frame presentation:style-name="pr3" draw:text-style-name="P5" draw:layer="layout" svg:width="15.24cm" svg:height="11.432cm" svg:x="1.905cm" svg:y="12.065cm" presentation:class="notes" presentation:placeholder="true">
            <draw:text-box/>
          </draw:frame>
        </presentation:notes>
      </draw:page>
      <draw:page draw:name="page26"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5">Problem: Replicate</text:span></text:p>
          </draw:text-box>
        </draw:frame>
        <draw:custom-shape draw:name="Text Box 3" draw:style-name="gr7" draw:text-style-name="P4" draw:layer="layout" svg:width="22.203cm" svg:height="1.709cm" svg:x="1.698cm" svg:y="5.927cm">
          <text:p text:style-name="P20"><text:span text:style-name="T13">replicate :: Int -&gt; a -&gt; [a]</text:span></text:p>
          <text:p text:style-name="P20"><text:span text:style-name="T13">replicate n x = take n (repeat x)</text:span></text:p>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26"/>
          <draw:frame presentation:style-name="pr3" draw:text-style-name="P5" draw:layer="layout" svg:width="15.24cm" svg:height="11.432cm" svg:x="1.905cm" svg:y="12.065cm" presentation:class="notes" presentation:placeholder="true">
            <draw:text-box/>
          </draw:frame>
        </presentation:notes>
      </draw:page>
      <draw:page draw:name="Problem: Grouping List Elements"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30">Problem: Grouping List Elements</text:span></text:p>
          </draw:text-box>
        </draw:frame>
        <draw:custom-shape draw:name="Text Box 3" draw:style-name="gr7" draw:text-style-name="P4" draw:layer="layout" svg:width="22.203cm" svg:height="3.881cm" svg:x="1.698cm" svg:y="5.927cm">
          <text:p text:style-name="P20"><text:span text:style-name="T13">group :: Int -&gt; [a] -&gt; [[a]]</text:span></text:p>
          <text:p text:style-name="P20"><text:span text:style-name="T13">group = ?</text:span></text:p>
          <text:p text:style-name="P20"><text:span text:style-name="T13"/></text:p>
          <text:p text:style-name="P20"><text:span text:style-name="T14">Main&gt;</text:span><text:span text:style-name="T13"> group 3 ”apabepacepa!”</text:span></text:p>
          <text:p text:style-name="P20"><text:span text:style-name="T13">[”apa”,”bep”,”ace”,”pa!”]</text:span></text:p>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27"/>
          <draw:frame presentation:style-name="pr3" draw:text-style-name="P5" draw:layer="layout" svg:width="15.24cm" svg:height="11.432cm" svg:x="1.905cm" svg:y="12.065cm" presentation:class="notes" presentation:placeholder="true">
            <draw:text-box/>
          </draw:frame>
        </presentation:notes>
      </draw:page>
      <draw:page draw:name="page28"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30">Problem: Grouping List Elements</text:span></text:p>
          </draw:text-box>
        </draw:frame>
        <draw:custom-shape draw:name="Text Box 3" draw:style-name="gr7" draw:text-style-name="P4" draw:layer="layout" svg:width="22.203cm" svg:height="3.157cm" svg:x="1.698cm" svg:y="5.927cm">
          <text:p text:style-name="P20"><text:span text:style-name="T13">group :: Int -&gt; [a] -&gt; [[a]]</text:span></text:p>
          <text:p text:style-name="P20"><text:span text:style-name="T13">group n = takeWhile (not . null)</text:span></text:p>
          <text:p text:style-name="P20"><text:span text:style-name="T13"><text:s text:c="8"/></text:span><text:span text:style-name="T13">. map (take n)</text:span></text:p>
          <text:p text:style-name="P20"><text:span text:style-name="T13"><text:s text:c="8"/></text:span><text:span text:style-name="T13">. iterate (drop n)</text:span></text:p>
          <draw:enhanced-geometry svg:viewBox="0 0 21600 21600" draw:type="mso-spt202" draw:enhanced-path="M 0 0 L 21600 0 21600 21600 0 21600 0 0 Z N"/>
        </draw:custom-shape>
        <draw:custom-shape draw:name="AutoShape 4" draw:style-name="gr9" draw:text-style-name="P4" draw:layer="layout" svg:width="6.204cm" svg:height="3.202cm" svg:x="2.699cm" svg:y="11.725cm">
          <text:p text:style-name="P1"><text:span text:style-name="T31">.</text:span><text:span text:style-name="T11"> connects ”stages” --- like Unix pipe symbol </text:span><text:span text:style-name="T31">|</text:span></text:p>
          <draw:enhanced-geometry svg:viewBox="0 0 21600 21600" draw:text-areas="800 800 20800 20800" draw:type="round-rectangular-callout" draw:modifiers="8351 -17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28"/>
          <draw:frame presentation:style-name="pr3" draw:text-style-name="P5" draw:layer="layout" svg:width="15.24cm" svg:height="11.432cm" svg:x="1.905cm" svg:y="12.065cm" presentation:class="notes" presentation:placeholder="true">
            <draw:text-box/>
          </draw:frame>
        </presentation:notes>
      </draw:page>
      <draw:page draw:name="Problem: Prime Numbers"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5">Problem: Prime Numbers</text:span></text:p>
          </draw:text-box>
        </draw:frame>
        <draw:custom-shape draw:name="Text Box 3" draw:style-name="gr7" draw:text-style-name="P4" draw:layer="layout" svg:width="22.203cm" svg:height="3.881cm" svg:x="1.698cm" svg:y="5.927cm">
          <text:p text:style-name="P20"><text:span text:style-name="T13">primes :: [Integer]</text:span></text:p>
          <text:p text:style-name="P20"><text:span text:style-name="T13">primes = ?</text:span></text:p>
          <text:p text:style-name="P20"><text:span text:style-name="T13"/></text:p>
          <text:p text:style-name="P20"><text:span text:style-name="T14">Main&gt;</text:span><text:span text:style-name="T13"> take 4 primes</text:span></text:p>
          <text:p text:style-name="P20"><text:span text:style-name="T13">[2,3,5,7]</text:span></text:p>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29"/>
          <draw:frame presentation:style-name="pr3" draw:text-style-name="P5" draw:layer="layout" svg:width="15.24cm" svg:height="11.432cm" svg:x="1.905cm" svg:y="12.065cm" presentation:class="notes" presentation:placeholder="true">
            <draw:text-box/>
          </draw:frame>
        </presentation:notes>
      </draw:page>
      <draw:page draw:name="page30"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5">Problem: Prime Numbers</text:span></text:p>
          </draw:text-box>
        </draw:frame>
        <draw:custom-shape draw:name="Text Box 3" draw:style-name="gr7" draw:text-style-name="P4" draw:layer="layout" svg:width="22.604cm" svg:height="3.157cm" svg:x="1.698cm" svg:y="5.927cm">
          <text:p text:style-name="P20"><text:span text:style-name="T13">primes :: [Integer]</text:span></text:p>
          <text:p text:style-name="P20"><text:span text:style-name="T13">primes = sieve [2..]</text:span></text:p>
          <text:p text:style-name="P20"><text:span text:style-name="T13"><text:s/></text:span><text:span text:style-name="T14">where</text:span></text:p>
          <text:p text:style-name="P20"><text:span text:style-name="T13"><text:s text:c="2"/></text:span><text:span text:style-name="T13">sieve (p:xs) = p : sieve [ y | y &lt;- xs, y `mod` p /= 0 ]</text:span></text:p>
          <draw:enhanced-geometry svg:viewBox="0 0 21600 21600" draw:type="mso-spt202" draw:enhanced-path="M 0 0 L 21600 0 21600 21600 0 21600 0 0 Z N"/>
        </draw:custom-shape>
        <draw:custom-shape draw:name="AutoShape 4" draw:style-name="gr9" draw:text-style-name="P4" draw:layer="layout" svg:width="8.308cm" svg:height="2.399cm" svg:x="2.699cm" svg:y="11.725cm">
          <text:p text:style-name="P1"><text:span text:style-name="T11">Commonly mistaken for <text:s/></text:span><text:span text:style-name="T12">Eratosthenes' sieve</text:span><text:span text:style-name="T32">1</text:span></text:p>
          <draw:enhanced-geometry svg:viewBox="0 0 21600 21600" draw:text-areas="800 800 20800 20800" draw:type="round-rectangular-callout" draw:modifiers="3966 -225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4" draw:style-name="gr10" draw:text-style-name="P4" draw:layer="layout" svg:width="19.645cm" svg:height="0.972cm" svg:x="1.22cm" svg:y="17.568cm">
          <text:p text:style-name="P1"><text:span text:style-name="T33">1</text:span><text:span text:style-name="T16"> Melissa E. O’Neill, The Genuine Sieve of Eratosthenes. JFP 2008. </text:span></text:p>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30"/>
          <draw:frame presentation:style-name="pr3" draw:text-style-name="P5" draw:layer="layout" svg:width="15.24cm" svg:height="11.432cm" svg:x="1.905cm" svg:y="12.065cm" presentation:class="notes" presentation:placeholder="true">
            <draw:text-box/>
          </draw:frame>
        </presentation:notes>
      </draw:page>
      <draw:page draw:name="Infinite Datastructures"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5">Infinite Datastructures</text:span></text:p>
          </draw:text-box>
        </draw:frame>
        <draw:custom-shape draw:name="Text Box 3" draw:style-name="gr7" draw:text-style-name="P4" draw:layer="layout" svg:width="22.203cm" svg:height="4.605cm" svg:x="1.698cm" svg:y="5.927cm">
          <text:p text:style-name="P20"><text:span text:style-name="T14">data</text:span><text:span text:style-name="T13"> Labyrinth</text:span></text:p>
          <text:p text:style-name="P20"><text:span text:style-name="T13"><text:s text:c="2"/></text:span><text:span text:style-name="T13">= Crossroad</text:span></text:p>
          <text:p text:style-name="P20"><text:span text:style-name="T13"><text:s text:c="2"/></text:span><text:span text:style-name="T13">{ what <text:s/>:: String</text:span></text:p>
          <text:p text:style-name="P20"><text:span text:style-name="T13"><text:s text:c="2"/></text:span><text:span text:style-name="T13">, left <text:s/>:: Labyrinth</text:span></text:p>
          <text:p text:style-name="P20"><text:span text:style-name="T13"><text:s text:c="2"/></text:span><text:span text:style-name="T13">, right :: Labyrinth</text:span></text:p>
          <text:p text:style-name="P20"><text:span text:style-name="T13"><text:s text:c="2"/></text:span><text:span text:style-name="T13">}</text:span></text:p>
          <draw:enhanced-geometry svg:viewBox="0 0 21600 21600" draw:type="mso-spt202" draw:enhanced-path="M 0 0 L 21600 0 21600 21600 0 21600 0 0 Z N"/>
        </draw:custom-shape>
        <draw:custom-shape draw:name="AutoShape 4" draw:style-name="gr9" draw:text-style-name="P4" draw:layer="layout" svg:width="6.205cm" svg:height="3.202cm" svg:x="12.898cm" svg:y="12.726cm">
          <text:p text:style-name="P1"><text:span text:style-name="T11">How to make an interesting labyrinth?</text:span></text:p>
          <draw:enhanced-geometry svg:viewBox="0 0 21600 21600" draw:text-areas="800 800 20800 20800" draw:type="round-rectangular-callout" draw:modifiers="2871 -171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31"/>
          <draw:frame presentation:style-name="pr3" draw:text-style-name="P5" draw:layer="layout" svg:width="15.24cm" svg:height="11.432cm" svg:x="1.905cm" svg:y="12.065cm" presentation:class="notes" presentation:placeholder="true">
            <draw:text-box/>
          </draw:frame>
        </presentation:notes>
      </draw:page>
      <draw:page draw:name="page32"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5">Infinite Datastructures</text:span></text:p>
          </draw:text-box>
        </draw:frame>
        <draw:custom-shape draw:name="Text Box 3" draw:style-name="gr7" draw:text-style-name="P4" draw:layer="layout" svg:width="22.203cm" svg:height="5.329cm" svg:x="1.698cm" svg:y="5.927cm">
          <text:p text:style-name="P20"><text:span text:style-name="T13">labyrinth :: Labyrinth</text:span></text:p>
          <text:p text:style-name="P20"><text:span text:style-name="T13">labyrinth = start</text:span></text:p>
          <text:p text:style-name="P20"><text:span text:style-name="T13"><text:s/></text:span><text:span text:style-name="T14">where</text:span></text:p>
          <text:p text:style-name="P20"><text:span text:style-name="T13"><text:s text:c="2"/></text:span><text:span text:style-name="T13">start <text:s/>= Crossroad ”start” <text:s/>forest town</text:span></text:p>
          <text:p text:style-name="P20"><text:span text:style-name="T13"><text:s text:c="2"/></text:span><text:span text:style-name="T13">town <text:s text:c="2"/>= Crossroad ”town” <text:s text:c="2"/>start <text:s/>forest</text:span></text:p>
          <text:p text:style-name="P20"><text:span text:style-name="T13"><text:s text:c="2"/></text:span><text:span text:style-name="T13">forest = Crossroad ”forest” town <text:s text:c="2"/>exit</text:span></text:p>
          <text:p text:style-name="P20"><text:span text:style-name="T13"><text:s text:c="2"/></text:span><text:span text:style-name="T13">exit <text:s text:c="2"/>= Crossroad ”exit” <text:s text:c="2"/>exit <text:s text:c="2"/>exit</text:span></text:p>
          <draw:enhanced-geometry svg:viewBox="0 0 21600 21600" draw:type="mso-spt202" draw:enhanced-path="M 0 0 L 21600 0 21600 21600 0 21600 0 0 Z N"/>
        </draw:custom-shape>
        <draw:custom-shape draw:name="AutoShape 4" draw:style-name="gr9" draw:text-style-name="P4" draw:layer="layout" svg:width="6.205cm" svg:height="3.202cm" svg:x="15.5cm" svg:y="14.327cm">
          <text:p text:style-name="P1"><text:span text:style-name="T11">What happens when we print this structure?</text:span></text:p>
          <draw:enhanced-geometry svg:viewBox="0 0 21600 21600" draw:text-areas="800 800 20800 20800" draw:type="round-rectangular-callout" draw:modifiers="-61 -200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32"/>
          <draw:frame presentation:style-name="pr3" draw:text-style-name="P5" draw:layer="layout" svg:width="15.24cm" svg:height="11.432cm" svg:x="1.905cm" svg:y="12.065cm" presentation:class="notes" presentation:placeholder="true">
            <draw:text-box/>
          </draw:frame>
        </presentation:notes>
      </draw:page>
      <draw:page draw:name="Laziness Conclusion"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5">Laziness Conclusion</text:span></text:p>
          </draw:text-box>
        </draw:frame>
        <draw:frame presentation:style-name="pr9" draw:text-style-name="P8" draw:layer="layout" svg:width="22.86cm" svg:height="12.573cm" svg:x="1.27cm" svg:y="4.445cm" presentation:class="outline" presentation:user-transformed="true">
          <draw:text-box>
            <text:list text:style-name="L4">
              <text:list-item>
                <text:p text:style-name="P3"><text:span text:style-name="T5">Laziness</text:span></text:p>
                <text:list>
                  <text:list-item>
                    <text:p text:style-name="P6"><text:span text:style-name="T5">Evaluated at most once</text:span></text:p>
                  </text:list-item>
                  <text:list-item>
                    <text:p text:style-name="P6"><text:span text:style-name="T5">Programming style</text:span></text:p>
                  </text:list-item>
                </text:list>
              </text:list-item>
              <text:list-item>
                <text:p text:style-name="P3"><text:span text:style-name="T5">Do not have to use it</text:span></text:p>
                <text:list>
                  <text:list-item>
                    <text:p text:style-name="P6"><text:span text:style-name="T5">But powerful tool!</text:span></text:p>
                  </text:list-item>
                </text:list>
              </text:list-item>
              <text:list-item>
                <text:p text:style-name="P3"><text:span text:style-name="T5">Can make programs more ”modular”</text:span></text:p>
              </text:list-item>
            </text:list>
          </draw:text-box>
        </draw:frame>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33"/>
          <draw:frame presentation:style-name="pr3" draw:text-style-name="P5" draw:layer="layout" svg:width="15.24cm" svg:height="11.432cm" svg:x="1.905cm" svg:y="12.065cm" presentation:class="notes" presentation:placeholder="true">
            <draw:text-box/>
          </draw:frame>
        </presentation:notes>
      </draw:page>
      <draw:page draw:name="Type Classes"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5">Type Classes</text:span></text:p>
          </draw:text-box>
        </draw:frame>
        <draw:custom-shape draw:name="Text Box 5" draw:style-name="gr7" draw:text-style-name="P4" draw:layer="layout" svg:width="22.203cm" svg:height="2.433cm" svg:x="1.698cm" svg:y="4.926cm">
          <text:p text:style-name="P20"><text:span text:style-name="T14">class</text:span><text:span text:style-name="T13"> Eq a </text:span><text:span text:style-name="T14">where</text:span></text:p>
          <text:p text:style-name="P20"><text:span text:style-name="T13"><text:s text:c="2"/></text:span><text:span text:style-name="T13">(==) :: a -&gt; a -&gt; Bool</text:span></text:p>
          <text:p text:style-name="P20"><text:span text:style-name="T13"><text:s text:c="2"/></text:span><text:span text:style-name="T13">(/=) :: a -&gt; a -&gt; Bool</text:span></text:p>
          <draw:enhanced-geometry svg:viewBox="0 0 21600 21600" draw:type="mso-spt202" draw:enhanced-path="M 0 0 L 21600 0 21600 21600 0 21600 0 0 Z N"/>
        </draw:custom-shape>
        <draw:custom-shape draw:name="Text Box 6" draw:style-name="gr7" draw:text-style-name="P4" draw:layer="layout" svg:width="22.203cm" svg:height="2.433cm" svg:x="1.698cm" svg:y="8.925cm">
          <text:p text:style-name="P20"><text:span text:style-name="T14">class</text:span><text:span text:style-name="T13"> Eq a =&gt; Ord a </text:span><text:span text:style-name="T14">where</text:span></text:p>
          <text:p text:style-name="P20"><text:span text:style-name="T13"><text:s text:c="2"/></text:span><text:span text:style-name="T13">(&lt;=) :: a -&gt; a -&gt; Bool</text:span></text:p>
          <text:p text:style-name="P20"><text:span text:style-name="T13"><text:s text:c="2"/></text:span><text:span text:style-name="T13">(&gt;=) :: a -&gt; a -&gt; Bool</text:span></text:p>
          <draw:enhanced-geometry svg:viewBox="0 0 21600 21600" draw:type="mso-spt202" draw:enhanced-path="M 0 0 L 21600 0 21600 21600 0 21600 0 0 Z N"/>
        </draw:custom-shape>
        <draw:custom-shape draw:name="Text Box 6" draw:style-name="gr7" draw:text-style-name="P22" draw:layer="layout" svg:width="22.203cm" svg:height="0.985cm" svg:x="1.905cm" svg:y="15.24cm">
          <text:p text:style-name="P20"><text:span text:style-name="T13">sort :: Ord a =&gt; [a] -&gt; [a]</text:span></text:p>
          <draw:enhanced-geometry svg:viewBox="0 0 21600 21600" draw:type="mso-spt202" draw:enhanced-path="M 0 0 L 21600 0 21600 21600 0 21600 0 0 Z N"/>
        </draw:custom-shape>
        <draw:custom-shape draw:name="Text Box 6" draw:style-name="gr7" draw:text-style-name="P22" draw:layer="layout" svg:width="22.203cm" svg:height="1.709cm" svg:x="1.905cm" svg:y="12.172cm">
          <text:p text:style-name="P20"><text:span text:style-name="T13">instance Eq Int where ...</text:span></text:p>
          <text:p text:style-name="P20"><text:span text:style-name="T13">instance Eq a =&gt; Eq [a] where ...</text:span></text:p>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34"/>
          <draw:frame presentation:style-name="pr3" draw:text-style-name="P5" draw:layer="layout" svg:width="15.24cm" svg:height="11.432cm" svg:x="1.905cm" svg:y="12.065cm" presentation:class="notes" presentation:placeholder="true">
            <draw:text-box/>
          </draw:frame>
        </presentation:notes>
      </draw:page>
      <draw:page draw:name="page35"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5">Type Classes</text:span></text:p>
          </draw:text-box>
        </draw:frame>
        <draw:custom-shape draw:name="Text Box 3" draw:style-name="gr7" draw:text-style-name="P4" draw:layer="layout" svg:width="22.203cm" svg:height="1.709cm" svg:x="1.698cm" svg:y="4.926cm">
          <text:p text:style-name="P20"><text:span text:style-name="T14">class</text:span><text:span text:style-name="T13"> Finite a </text:span><text:span text:style-name="T14">where</text:span></text:p>
          <text:p text:style-name="P20"><text:span text:style-name="T13"><text:s text:c="2"/></text:span><text:span text:style-name="T13">domain :: [a]</text:span></text:p>
          <draw:enhanced-geometry svg:viewBox="0 0 21600 21600" draw:type="mso-spt202" draw:enhanced-path="M 0 0 L 21600 0 21600 21600 0 21600 0 0 Z N"/>
        </draw:custom-shape>
        <draw:custom-shape draw:name="AutoShape 5" draw:style-name="gr9" draw:text-style-name="P4" draw:layer="layout" svg:width="6.205cm" svg:height="3.801cm" svg:x="2.897cm" svg:y="8.326cm">
          <text:p text:style-name="P1"><text:span text:style-name="T11">What types could be an instance of this class?</text:span></text:p>
          <draw:enhanced-geometry svg:viewBox="0 0 21600 21600" draw:text-areas="800 800 20800 20800" draw:type="round-rectangular-callout" draw:modifiers="8060 -105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6" draw:style-name="gr9" draw:text-style-name="P4" xml:id="id19" draw:id="id19" draw:layer="layout" svg:width="6.204cm" svg:height="3.801cm" svg:x="14.702cm" svg:y="10.125cm">
          <text:p text:style-name="P1"><text:span text:style-name="T11">Can you make functions instance of Eq now?</text:span></text:p>
          <draw:enhanced-geometry svg:viewBox="0 0 21600 21600" draw:text-areas="800 800 20800 20800" draw:type="round-rectangular-callout" draw:modifiers="-154 -83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9" smil:attributeName="visibility" smil:to="visible"/>
                </anim:par>
              </anim:par>
            </anim:par>
          </anim:seq>
        </anim:par>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35"/>
          <draw:frame presentation:style-name="pr3" draw:text-style-name="P5" draw:layer="layout" svg:width="15.24cm" svg:height="11.432cm" svg:x="1.905cm" svg:y="12.065cm" presentation:class="notes" presentation:placeholder="true">
            <draw:text-box/>
          </draw:frame>
        </presentation:notes>
      </draw:page>
      <draw:page draw:name="Focus of This Course"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5">Focus of This Course</text:span></text:p>
          </draw:text-box>
        </draw:frame>
        <draw:frame presentation:style-name="pr9" draw:text-style-name="P8" draw:layer="layout" svg:width="22.86cm" svg:height="12.573cm" svg:x="1.27cm" svg:y="4.445cm" presentation:class="outline" presentation:user-transformed="true">
          <draw:text-box>
            <text:list text:style-name="L4">
              <text:list-item>
                <text:p text:style-name="P3"><text:span text:style-name="T5">Libraries ~= Little Languages</text:span></text:p>
                <text:list>
                  <text:list-item>
                    <text:p text:style-name="P6"><text:span text:style-name="T5">Express and solve a </text:span><text:span text:style-name="T22">problem</text:span></text:p>
                  </text:list-item>
                  <text:list-item>
                    <text:p text:style-name="P6"><text:span text:style-name="T5">in a </text:span><text:span text:style-name="T22">problem domain</text:span></text:p>
                  </text:list-item>
                </text:list>
              </text:list-item>
              <text:list-item>
                <text:p text:style-name="P3"><text:span text:style-name="T5">Programming Languages</text:span></text:p>
                <text:list>
                  <text:list-item>
                    <text:p text:style-name="P6"><text:span text:style-name="T5">General purpose</text:span></text:p>
                  </text:list-item>
                  <text:list-item>
                    <text:p text:style-name="P6"><text:span text:style-name="T22">Domain-specific</text:span></text:p>
                    <text:list>
                      <text:list-item>
                        <text:p><text:span text:style-name="T22">Description languages</text:span></text:p>
                      </text:list-item>
                    </text:list>
                  </text:list-item>
                </text:list>
              </text:list-item>
              <text:list-item>
                <text:p text:style-name="P3"><text:span text:style-name="T34">Embedded Language</text:span></text:p>
                <text:list>
                  <text:list-item>
                    <text:p><text:span text:style-name="T5">A little language implemented as a library</text:span></text:p>
                  </text:list-item>
                </text:list>
              </text:list-item>
            </text:list>
          </draw:text-box>
        </draw:frame>
        <draw:custom-shape draw:name="AutoShape 4" draw:style-name="gr9" draw:text-style-name="P18" draw:layer="layout" svg:width="4.198cm" svg:height="2.002cm" svg:x="15.24cm" svg:y="6.888cm">
          <text:p text:style-name="P1"><text:span text:style-name="T11">E.g. JavaScript</text:span></text:p>
          <draw:enhanced-geometry svg:viewBox="0 0 21600 21600" draw:text-areas="800 800 20800 20800" draw:type="round-rectangular-callout" draw:modifiers="-20108.2162419624 54922.01697453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5" draw:style-name="gr9" draw:text-style-name="P18" draw:layer="layout" svg:width="4.199cm" svg:height="2.002cm" svg:x="13.97cm" svg:y="11.333cm">
          <text:p text:style-name="P1"><text:span text:style-name="T11">E.g. HTML, PostScript</text:span></text:p>
          <draw:enhanced-geometry svg:viewBox="0 0 21600 21600" draw:text-areas="800 800 20800 20800" draw:type="round-rectangular-callout" draw:modifiers="-1866.85714285714 25385.12231652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6" draw:style-name="gr9" draw:text-style-name="P18" xml:id="id20" draw:id="id20" draw:layer="layout" svg:width="5.803cm" svg:height="3.4cm" svg:x="18.702cm" svg:y="9.723cm">
          <text:p text:style-name="P1"><text:span text:style-name="T11">Little languages</text:span></text:p>
          <draw:enhanced-geometry svg:viewBox="0 0 21600 21600" draw:text-areas="3000 3320 17110 17330" draw:type="cloud-callout" draw:modifiers="-4000.68917987595 9958.4827991767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0" smil:attributeName="visibility" smil:to="visible"/>
                </anim:par>
              </anim:par>
            </anim:par>
          </anim:seq>
        </anim:par>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36"/>
          <draw:frame presentation:style-name="pr3" draw:text-style-name="P5" draw:layer="layout" svg:width="15.24cm" svg:height="11.432cm" svg:x="1.905cm" svg:y="12.065cm" presentation:class="notes" presentation:placeholder="true">
            <draw:text-box/>
          </draw:frame>
        </presentation:notes>
      </draw:page>
      <draw:page draw:name="Typical Embedded Language" draw:style-name="dp1" draw:master-page-name="Default" presentation:use-date-time-name="dtd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5">Typical Embedded Language</text:span></text:p>
          </draw:text-box>
        </draw:frame>
        <draw:frame presentation:style-name="pr9" draw:text-style-name="P8" draw:layer="layout" svg:width="22.86cm" svg:height="12.573cm" svg:x="1.27cm" svg:y="4.445cm" presentation:class="outline" presentation:user-transformed="true">
          <draw:text-box>
            <text:list text:style-name="L4">
              <text:list-item>
                <text:p text:style-name="P3"><text:span text:style-name="T5">Modelling elements in problem domain</text:span></text:p>
              </text:list-item>
              <text:list-item>
                <text:p text:style-name="P3"><text:span text:style-name="T5">Functions for </text:span><text:span text:style-name="T22">creating </text:span><text:span text:style-name="T5">elements</text:span></text:p>
                <text:list>
                  <text:list-item>
                    <text:p text:style-name="P6"><text:span text:style-name="T22">Constructor functions</text:span></text:p>
                  </text:list-item>
                </text:list>
              </text:list-item>
              <text:list-item>
                <text:p text:style-name="P3"><text:span text:style-name="T5">Functions for </text:span><text:span text:style-name="T22">modifying</text:span><text:span text:style-name="T5"> or </text:span><text:span text:style-name="T22">combining</text:span></text:p>
                <text:list>
                  <text:list-item>
                    <text:p text:style-name="P6"><text:span text:style-name="T22">Combinators</text:span></text:p>
                  </text:list-item>
                </text:list>
              </text:list-item>
              <text:list-item>
                <text:p text:style-name="P3"><text:span text:style-name="T5">Functions for observing elements</text:span></text:p>
                <text:list>
                  <text:list-item>
                    <text:p text:style-name="P6"><text:span text:style-name="T22">Run functions</text:span></text:p>
                  </text:list-item>
                </text:list>
              </text:list-item>
            </text:list>
          </draw:text-box>
        </draw:frame>
        <presentation:notes draw:style-name="dp2" presentation:use-date-time-name="dtd1">
          <draw:custom-shape draw:name="Rectangle 7" draw:style-name="gr2" draw:text-style-name="P4" draw:layer="layout" svg:width="8.255cm" svg:height="1.27cm" svg:x="10.791cm" svg:y="24.126cm">
            <text:p><text:page-number>&lt;number&gt;</text:page-number></text:p>
            <draw:enhanced-geometry svg:viewBox="0 0 21600 21600" draw:type="mso-spt202" draw:enhanced-path="M 0 0 L 21600 0 21600 21600 0 21600 0 0 Z N"/>
          </draw:custom-shape>
          <draw:page-thumbnail draw:layer="layout" svg:width="12.7cm" svg:height="9.525cm" svg:x="3.175cm" svg:y="1.905cm" draw:page-number="37"/>
          <draw:frame presentation:style-name="pr3" draw:text-style-name="P5"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Courier New" svg:font-family="'Courier New'"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44pt" fo:font-style="normal" fo:text-shadow="none" style:text-underline-style="none" fo:font-weight="normal"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ffffff" draw:textarea-horizontal-align="justify" draw:textarea-vertical-align="top" draw:auto-grow-height="false" draw:auto-grow-width="false" fo:min-height="1.325cm" fo:min-width="0cm" fo:padding-top="0.13cm" fo:padding-bottom="0.13cm" fo:padding-left="0.25cm" fo:padding-right="0.25cm" fo:wrap-option="wrap" draw:shadow="hidden"/>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25cm" fo:min-width="0cm" fo:padding-top="0.13cm" fo:padding-bottom="0.13cm" fo:padding-left="0.25cm" fo:padding-right="0.25cm" fo:wrap-option="wrap" draw:shadow="hidden"/>
    </style:style>
    <style:style style:name="Mpr3" style:family="presentation" style:parent-style-name="Default-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4" style:family="presentation" style:parent-style-name="Default-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writing-mode="lr-tb"/>
    </style:style>
    <style:style style:name="MP4" style:family="paragraph">
      <style:paragraph-properties fo:margin-left="0cm" fo:margin-right="0cm" fo:text-align="end" fo:text-indent="0cm" style:punctuation-wrap="hanging" style:line-break="strict" style:writing-mode="lr-tb"/>
    </style:style>
    <style:style style:name="MP5"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4pt" fo:language="sv" fo:country="SE" style:font-size-asian="14pt" style:font-size-complex="14pt"/>
    </style:style>
    <style:style style:name="MT3" style:family="text">
      <style:text-properties fo:font-size="12pt" fo:language="sv" fo:country="SE"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094cm" svg:height="4.57cm" svg:x="2.191cm" svg:y="3.556cm"/>
      <draw:page-thumbnail draw:layer="backgroundobjects" svg:width="6.094cm" svg:height="4.57cm" svg:x="10.763cm" svg:y="3.556cm"/>
      <draw:page-thumbnail draw:layer="backgroundobjects" svg:width="6.094cm" svg:height="4.57cm" svg:x="2.191cm" svg:y="10.414cm"/>
      <draw:page-thumbnail draw:layer="backgroundobjects" svg:width="6.094cm" svg:height="4.57cm" svg:x="10.763cm" svg:y="10.414cm"/>
      <draw:page-thumbnail draw:layer="backgroundobjects" svg:width="6.094cm" svg:height="4.57cm" svg:x="2.191cm" svg:y="17.272cm"/>
      <draw:page-thumbnail draw:layer="backgroundobjects" svg:width="6.094cm" svg:height="4.57cm" svg:x="10.763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1.049cm" svg:x="1.27cm" svg:y="4.445cm" presentation:class="outline" presentation:placeholder="true">
        <draw:text-box/>
      </draw:frame>
      <draw:frame presentation:style-name="Mpr1" draw:text-style-name="MP3" draw:layer="backgroundobjects" svg:width="5.927cm" svg:height="1.324cm" svg:x="1.269cm" svg:y="17.347cm" presentation:class="date-time">
        <draw:text-box>
          <text:p/>
        </draw:text-box>
      </draw:frame>
      <draw:frame presentation:style-name="Mpr1" draw:text-style-name="MP3" draw:layer="backgroundobjects" svg:width="8.044cm" svg:height="1.324cm" svg:x="8.678cm" svg:y="17.347cm" presentation:class="footer">
        <draw:text-box>
          <text:p/>
        </draw:text-box>
      </draw:frame>
      <draw:frame presentation:style-name="Mpr2" draw:text-style-name="MP4" draw:layer="backgroundobjects" svg:width="5.927cm" svg:height="1.324cm" svg:x="18.202cm" svg:y="17.347cm" presentation:class="page-number">
        <draw:text-box>
          <text:p text:style-name="MP4"><text:span text:style-name="MT2"><text:page-number>&lt;number&gt;</text:page-number></text:span></text:p>
        </draw:text-box>
      </draw:frame>
      <presentation:notes style:page-layout-name="PM0">
        <draw:rect draw:style-name="Mgr3" draw:text-style-name="MP5" draw:layer="backgroundobjects" svg:width="19.05cm" svg:height="25.4cm" svg:x="0cm" svg:y="0cm">
          <text:p/>
        </draw:rect>
        <draw:frame presentation:style-name="Mpr3" draw:text-style-name="MP3" draw:layer="backgroundobjects" svg:width="8.255cm" svg:height="1.277cm" svg:x="-0.001cm" svg:y="0cm" presentation:class="header">
          <draw:text-box>
            <text:p/>
          </draw:text-box>
        </draw:frame>
        <draw:frame presentation:style-name="Mpr3" draw:text-style-name="MP3" draw:layer="backgroundobjects" svg:width="8.255cm" svg:height="1.277cm" svg:x="10.79cm" svg:y="0cm" presentation:class="date-time">
          <draw:text-box>
            <text:p/>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presentation:style-name="Mpr4" draw:text-style-name="MP3" draw:layer="backgroundobjects" svg:width="8.255cm" svg:height="1.277cm" svg:x="-0.001cm" svg:y="24.119cm" presentation:class="footer">
          <draw:text-box>
            <text:p/>
          </draw:text-box>
        </draw:frame>
        <draw:frame presentation:style-name="Mpr5" draw:text-style-name="MP4" draw:layer="backgroundobjects" svg:width="8.255cm" svg:height="1.271cm" svg:x="10.79cm" svg:y="24.125cm" presentation:class="page-number">
          <draw:text-box>
            <text:p text:style-name="MP4"><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3.2$Linux_X86_64 LibreOffice_project/430m0$Build-2</meta:generator>
    <dc:title>Introduction to Functional Programming  Course Summary and Future</dc:title>
    <meta:initial-creator>Koen Claessen</meta:initial-creator>
    <meta:creation-date>2009-01-14T16:46:04</meta:creation-date>
    <dc:date>2015-01-17T15:55:53.508156006</dc:date>
    <dc:language>en-US</dc:language>
    <meta:editing-cycles>38</meta:editing-cycles>
    <meta:editing-duration>P3DT18H7M4S</meta:editing-duration>
    <dc:creator>Patrik Jansson</dc:creator>
    <meta:printed-by>Patrik Jansson</meta:printed-by>
    <meta:print-date>2014-01-19T23:50:01.694784911</meta:print-date>
    <meta:document-statistic meta:object-count="253"/>
    <meta:user-defined meta:name="Info 1"/>
    <meta:user-defined meta:name="Info 2"/>
    <meta:user-defined meta:name="Info 3"/>
    <meta:user-defined meta:name="Info 4"/>
  </office:meta>
</office:document-meta>
</file>